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681in" table:align="left"/>
    </style:style>
    <style:style style:name="Table1.A" style:family="table-column">
      <style:table-column-properties style:column-width="1.8632in"/>
    </style:style>
    <style:style style:name="Table1.B" style:family="table-column">
      <style:table-column-properties style:column-width="2.5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5979in" table:align="left"/>
    </style:style>
    <style:style style:name="Table2.A" style:family="table-column">
      <style:table-column-properties style:column-width="1.0097in"/>
    </style:style>
    <style:style style:name="Table2.B" style:family="table-column">
      <style:table-column-properties style:column-width="2.5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9833in" table:align="left"/>
    </style:style>
    <style:style style:name="Table3.A" style:family="table-column">
      <style:table-column-properties style:column-width="0.5347in"/>
    </style:style>
    <style:style style:name="Table3.B" style:family="table-column">
      <style:table-column-properties style:column-width="2.448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4889in" table:align="left"/>
    </style:style>
    <style:style style:name="Table4.A" style:family="table-column">
      <style:table-column-properties style:column-width="0.6028in"/>
    </style:style>
    <style:style style:name="Table4.B" style:family="table-column">
      <style:table-column-properties style:column-width="4.886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0257in" table:align="left"/>
    </style:style>
    <style:style style:name="Table5.A" style:family="table-column">
      <style:table-column-properties style:column-width="1.6861in"/>
    </style:style>
    <style:style style:name="Table5.B" style:family="table-column">
      <style:table-column-properties style:column-width="4.339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8875in" table:align="left"/>
    </style:style>
    <style:style style:name="Table6.A" style:family="table-column">
      <style:table-column-properties style:column-width="1.6965in"/>
    </style:style>
    <style:style style:name="Table6.B" style:family="table-column">
      <style:table-column-properties style:column-width="3.19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5132in" table:align="left"/>
    </style:style>
    <style:style style:name="Table7.A" style:family="table-column">
      <style:table-column-properties style:column-width="1.325in"/>
    </style:style>
    <style:style style:name="Table7.B" style:family="table-column">
      <style:table-column-properties style:column-width="3.18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4208in" table:align="left"/>
    </style:style>
    <style:style style:name="Table8.A" style:family="table-column">
      <style:table-column-properties style:column-width="0.8306in"/>
    </style:style>
    <style:style style:name="Table8.B" style:family="table-column">
      <style:table-column-properties style:column-width="4.5903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2271in" table:align="left"/>
    </style:style>
    <style:style style:name="Table9.A" style:family="table-column">
      <style:table-column-properties style:column-width="0.5653in"/>
    </style:style>
    <style:style style:name="Table9.B" style:family="table-column">
      <style:table-column-properties style:column-width="2.661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5347in" table:align="left"/>
    </style:style>
    <style:style style:name="Table10.A" style:family="table-column">
      <style:table-column-properties style:column-width="0.8625in"/>
    </style:style>
    <style:style style:name="Table10.B" style:family="table-column">
      <style:table-column-properties style:column-width="3.6722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Heading_20_2">
      <style:text-properties fo:font-size="15pt" style:font-size-asian="15pt" style:font-size-complex="15pt"/>
    </style:style>
    <style:style style:name="P3" style:family="paragraph" style:parent-style-name="Heading_20_3">
      <style:text-properties fo:font-size="15pt" style:font-size-asian="15pt" style:font-size-complex="15pt"/>
    </style:style>
    <style:style style:name="P4" style:family="paragraph" style:parent-style-name="Heading_20_4">
      <style:text-properties fo:font-size="15pt" style:font-size-asian="15pt" style:font-size-complex="15pt"/>
    </style:style>
    <style:style style:name="P5" style:family="paragraph" style:parent-style-name="Horizontal_20_Line">
      <style:text-properties fo:font-size="15pt" style:font-size-asian="15pt" style:font-size-complex="15pt"/>
    </style:style>
    <style:style style:name="P6" style:family="paragraph" style:parent-style-name="Preformatted_20_Text">
      <style:text-properties fo:font-size="15pt" style:font-size-asian="15pt" style:font-size-complex="15pt"/>
    </style:style>
    <style:style style:name="P7" style:family="paragraph" style:parent-style-name="Preformatted_20_Text">
      <style:paragraph-properties style:writing-mode="lr-tb"/>
      <style:text-properties fo:font-size="15pt" style:font-size-asian="15pt" style:font-size-complex="15pt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Heading">
      <style:text-properties fo:font-size="15pt" style:font-size-asian="15pt" style:font-size-complex="15pt"/>
    </style:style>
    <style:style style:name="P11" style:family="paragraph" style:parent-style-name="Text_20_body">
      <style:text-properties fo:font-size="15pt" style:font-size-asian="15pt" style:font-size-complex="15pt"/>
    </style:style>
    <style:style style:name="P12" style:family="paragraph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Heading_20_3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7" style:family="paragraph" style:parent-style-name="Preformatted_20_Text">
      <style:paragraph-properties style:writing-mode="lr-tb"/>
    </style:style>
    <style:style style:name="P18" style:family="paragraph" style:parent-style-name="Preformatted_20_Text">
      <style:paragraph-properties fo:margin-top="0in" fo:margin-bottom="0.1965in" style:contextual-spacing="false" style:writing-mode="lr-tb"/>
    </style:style>
    <style:style style:name="P19" style:family="paragraph" style:parent-style-name="Text_20_body">
      <style:text-properties officeooo:paragraph-rsid="0003fcd7"/>
    </style:style>
    <style:style style:name="P20" style:family="paragraph" style:parent-style-name="Text_20_body" style:list-style-name="L1">
      <style:text-properties fo:font-size="15pt" style:font-size-asian="15pt" style:font-size-complex="15pt"/>
    </style:style>
    <style:style style:name="P21" style:family="paragraph" style:parent-style-name="Text_20_body" style:list-style-name="L2">
      <style:text-properties fo:font-size="15pt" style:font-size-asian="15pt" style:font-size-complex="15pt"/>
    </style:style>
    <style:style style:name="P22" style:family="paragraph" style:parent-style-name="Text_20_body" style:list-style-name="L3">
      <style:text-properties fo:font-size="15pt" style:font-size-asian="15pt" style:font-size-complex="15pt"/>
    </style:style>
    <style:style style:name="P23" style:family="paragraph" style:parent-style-name="Text_20_body" style:list-style-name="L4">
      <style:text-properties fo:font-size="15pt" style:font-size-asian="15pt" style:font-size-complex="15pt"/>
    </style:style>
    <style:style style:name="P24" style:family="paragraph" style:parent-style-name="Text_20_body" style:list-style-name="L5">
      <style:text-properties fo:font-size="15pt" style:font-size-asian="15pt" style:font-size-complex="15pt"/>
    </style:style>
    <style:style style:name="P25" style:family="paragraph" style:parent-style-name="Text_20_body" style:list-style-name="L6">
      <style:text-properties fo:font-size="15pt" style:font-size-asian="15pt" style:font-size-complex="15pt"/>
    </style:style>
    <style:style style:name="P26" style:family="paragraph" style:parent-style-name="Text_20_body" style:list-style-name="L8">
      <style:text-properties fo:font-size="15pt" style:font-size-asian="15pt" style:font-size-complex="15pt"/>
    </style:style>
    <style:style style:name="P27" style:family="paragraph" style:parent-style-name="Text_20_body" style:list-style-name="L9">
      <style:text-properties fo:font-size="15pt" style:font-size-asian="15pt" style:font-size-complex="15pt"/>
    </style:style>
    <style:style style:name="P28" style:family="paragraph" style:parent-style-name="Text_20_body" style:list-style-name="L11">
      <style:text-properties fo:font-size="15pt" style:font-size-asian="15pt" style:font-size-complex="15pt"/>
    </style:style>
    <style:style style:name="P29" style:family="paragraph" style:parent-style-name="Text_20_body" style:list-style-name="L12">
      <style:text-properties fo:font-size="15pt" style:font-size-asian="15pt" style:font-size-complex="15pt"/>
    </style:style>
    <style:style style:name="P30" style:family="paragraph" style:parent-style-name="Text_20_body" style:list-style-name="L13">
      <style:text-properties fo:font-size="15pt" style:font-size-asian="15pt" style:font-size-complex="15pt"/>
    </style:style>
    <style:style style:name="P31" style:family="paragraph" style:parent-style-name="Text_20_body" style:list-style-name="L14">
      <style:text-properties fo:font-size="15pt" style:font-size-asian="15pt" style:font-size-complex="15pt"/>
    </style:style>
    <style:style style:name="P32" style:family="paragraph" style:parent-style-name="Text_20_body" style:list-style-name="L15">
      <style:text-properties fo:font-size="15pt" style:font-size-asian="15pt" style:font-size-complex="15pt"/>
    </style:style>
    <style:style style:name="P33" style:family="paragraph" style:parent-style-name="Text_20_body" style:list-style-name="L16">
      <style:text-properties fo:font-size="15pt" style:font-size-asian="15pt" style:font-size-complex="15pt"/>
    </style:style>
    <style:style style:name="P34" style:family="paragraph" style:parent-style-name="Text_20_body" style:list-style-name="L17">
      <style:text-properties fo:font-size="15pt" style:font-size-asian="15pt" style:font-size-complex="15pt"/>
    </style:style>
    <style:style style:name="P35" style:family="paragraph" style:parent-style-name="Text_20_body" style:list-style-name="L18">
      <style:text-properties fo:font-size="15pt" style:font-size-asian="15pt" style:font-size-complex="15pt"/>
    </style:style>
    <style:style style:name="P36" style:family="paragraph" style:parent-style-name="Text_20_body" style:list-style-name="L19">
      <style:text-properties fo:font-size="15pt" style:font-size-asian="15pt" style:font-size-complex="15pt"/>
    </style:style>
    <style:style style:name="P37" style:family="paragraph" style:parent-style-name="Text_20_body" style:list-style-name="L21">
      <style:text-properties fo:font-size="15pt" style:font-size-asian="15pt" style:font-size-complex="15pt"/>
    </style:style>
    <style:style style:name="P38" style:family="paragraph" style:parent-style-name="Text_20_body" style:list-style-name="L22">
      <style:text-properties fo:font-size="15pt" style:font-size-asian="15pt" style:font-size-complex="15pt"/>
    </style:style>
    <style:style style:name="P39" style:family="paragraph" style:parent-style-name="Text_20_body" style:list-style-name="L23">
      <style:text-properties fo:font-size="15pt" style:font-size-asian="15pt" style:font-size-complex="15pt"/>
    </style:style>
    <style:style style:name="P40" style:family="paragraph" style:parent-style-name="Text_20_body" style:list-style-name="L24">
      <style:text-properties fo:font-size="15pt" style:font-size-asian="15pt" style:font-size-complex="15pt"/>
    </style:style>
    <style:style style:name="P41" style:family="paragraph" style:parent-style-name="Text_20_body" style:list-style-name="L25">
      <style:text-properties fo:font-size="15pt" style:font-size-asian="15pt" style:font-size-complex="15pt"/>
    </style:style>
    <style:style style:name="P42" style:family="paragraph" style:parent-style-name="Text_20_body" style:list-style-name="L26">
      <style:text-properties fo:font-size="15pt" style:font-size-asian="15pt" style:font-size-complex="15pt"/>
    </style:style>
    <style:style style:name="P43" style:family="paragraph" style:parent-style-name="Text_20_body" style:list-style-name="L27">
      <style:text-properties fo:font-size="15pt" style:font-size-asian="15pt" style:font-size-complex="15pt"/>
    </style:style>
    <style:style style:name="P44" style:family="paragraph" style:parent-style-name="Text_20_body" style:list-style-name="L29">
      <style:text-properties fo:font-size="15pt" style:font-size-asian="15pt" style:font-size-complex="15pt"/>
    </style:style>
    <style:style style:name="P45" style:family="paragraph" style:parent-style-name="Text_20_body" style:list-style-name="L30">
      <style:text-properties fo:font-size="15pt" style:font-size-asian="15pt" style:font-size-complex="15pt"/>
    </style:style>
    <style:style style:name="P46" style:family="paragraph" style:parent-style-name="Text_20_body" style:list-style-name="L31">
      <style:text-properties fo:font-size="15pt" style:font-size-asian="15pt" style:font-size-complex="15pt"/>
    </style:style>
    <style:style style:name="P47" style:family="paragraph" style:parent-style-name="Text_20_body" style:list-style-name="L35">
      <style:text-properties fo:font-size="15pt" style:font-size-asian="15pt" style:font-size-complex="15pt"/>
    </style:style>
    <style:style style:name="P48" style:family="paragraph" style:parent-style-name="Text_20_body" style:list-style-name="L37">
      <style:text-properties fo:font-size="15pt" style:font-size-asian="15pt" style:font-size-complex="15pt"/>
    </style:style>
    <style:style style:name="P49" style:family="paragraph" style:parent-style-name="Text_20_body" style:list-style-name="L7"/>
    <style:style style:name="P50" style:family="paragraph" style:parent-style-name="Text_20_body" style:list-style-name="L8"/>
    <style:style style:name="P51" style:family="paragraph" style:parent-style-name="Text_20_body" style:list-style-name="L10"/>
    <style:style style:name="P52" style:family="paragraph" style:parent-style-name="Text_20_body" style:list-style-name="L11"/>
    <style:style style:name="P53" style:family="paragraph" style:parent-style-name="Text_20_body" style:list-style-name="L20"/>
    <style:style style:name="P54" style:family="paragraph" style:parent-style-name="Text_20_body" style:list-style-name="L28"/>
    <style:style style:name="P55" style:family="paragraph" style:parent-style-name="Text_20_body" style:list-style-name="L32"/>
    <style:style style:name="P56" style:family="paragraph" style:parent-style-name="Text_20_body" style:list-style-name="L33"/>
    <style:style style:name="P57" style:family="paragraph" style:parent-style-name="Text_20_body" style:list-style-name="L34"/>
    <style:style style:name="P58" style:family="paragraph" style:parent-style-name="Text_20_body" style:list-style-name="L36"/>
    <style:style style:name="P59" style:family="paragraph" style:parent-style-name="Text_20_body" style:list-style-name="L38"/>
    <style:style style:name="P60" style:family="paragraph" style:parent-style-name="Text_20_body" style:list-style-name="L39"/>
    <style:style style:name="P61" style:family="paragraph" style:parent-style-name="Text_20_body" style:list-style-name="L40"/>
    <style:style style:name="P62" style:family="paragraph" style:parent-style-name="Text_20_body" style:list-style-name="L41"/>
    <style:style style:name="P63" style:family="paragraph" style:parent-style-name="Text_20_body" style:list-style-name="L42"/>
    <style:style style:name="P64" style:family="paragraph" style:parent-style-name="Text_20_body" style:list-style-name="L43"/>
    <style:style style:name="P65" style:family="paragraph" style:parent-style-name="Text_20_body" style:list-style-name="L44"/>
    <style:style style:name="P66" style:family="paragraph" style:parent-style-name="Text_20_body" style:list-style-name="L45"/>
    <style:style style:name="P67" style:family="paragraph" style:parent-style-name="Text_20_body" style:list-style-name="L46"/>
    <style:style style:name="P68" style:family="paragraph" style:parent-style-name="Text_20_body" style:list-style-name="L47"/>
    <style:style style:name="P69" style:family="paragraph" style:parent-style-name="Text_20_body" style:list-style-name="L48"/>
    <style:style style:name="P70" style:family="paragraph" style:parent-style-name="Text_20_body" style:list-style-name="L49"/>
    <style:style style:name="P71" style:family="paragraph" style:parent-style-name="Text_20_body" style:list-style-name="L50"/>
    <style:style style:name="P72" style:family="paragraph" style:parent-style-name="Text_20_body" style:list-style-name="L51"/>
    <style:style style:name="P73" style:family="paragraph" style:parent-style-name="Text_20_body" style:list-style-name="L52"/>
    <style:style style:name="P74" style:family="paragraph" style:parent-style-name="Text_20_body" style:list-style-name="L52">
      <style:paragraph-properties fo:margin-top="0in" fo:margin-bottom="0in" style:contextual-spacing="false"/>
    </style:style>
    <style:style style:name="P75" style:family="paragraph" style:parent-style-name="Text_20_body" style:list-style-name="L53"/>
    <style:style style:name="P76" style:family="paragraph" style:parent-style-name="Text_20_body" style:list-style-name="L53">
      <style:paragraph-properties fo:margin-top="0in" fo:margin-bottom="0in" style:contextual-spacing="false"/>
    </style:style>
    <style:style style:name="P77" style:family="paragraph" style:parent-style-name="Text_20_body" style:list-style-name="L54"/>
    <style:style style:name="P78" style:family="paragraph" style:parent-style-name="Text_20_body" style:list-style-name="L54">
      <style:paragraph-properties fo:margin-top="0in" fo:margin-bottom="0in" style:contextual-spacing="false"/>
    </style:style>
    <style:style style:name="P79" style:family="paragraph" style:parent-style-name="Text_20_body" style:list-style-name="L55"/>
    <style:style style:name="P80" style:family="paragraph" style:parent-style-name="Text_20_body" style:list-style-name="L55">
      <style:paragraph-properties fo:margin-top="0in" fo:margin-bottom="0in" style:contextual-spacing="false"/>
    </style:style>
    <style:style style:name="P81" style:family="paragraph" style:parent-style-name="Text_20_body" style:list-style-name="L56"/>
    <style:style style:name="P82" style:family="paragraph" style:parent-style-name="Text_20_body" style:list-style-name="L56">
      <style:paragraph-properties fo:margin-top="0in" fo:margin-bottom="0in" style:contextual-spacing="false"/>
    </style:style>
    <style:style style:name="P83" style:family="paragraph" style:parent-style-name="Text_20_body" style:list-style-name="L57"/>
    <style:style style:name="P84" style:family="paragraph" style:parent-style-name="Text_20_body" style:list-style-name="L57">
      <style:paragraph-properties fo:margin-top="0in" fo:margin-bottom="0in" style:contextual-spacing="false"/>
    </style:style>
    <style:style style:name="P85" style:family="paragraph" style:parent-style-name="Text_20_body" style:list-style-name="L58"/>
    <style:style style:name="P86" style:family="paragraph" style:parent-style-name="Text_20_body" style:list-style-name="L58">
      <style:paragraph-properties fo:margin-top="0in" fo:margin-bottom="0in" style:contextual-spacing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3fcd7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🌟 </text:span><text:span text:style-name="Strong_20_Emphasis"><text:span text:style-name="T1">Key Features:</text:span></text:span></text:h>
      <text:h text:style-name="Heading_20_3" text:outline-level="3"><text:span text:style-name="Strong_20_Emphasis">Frontend Design:</text:span></text:h>
      <text:list text:style-name="L52">
        <text:list-item>
          <text:p text:style-name="P74"><text:span text:style-name="Strong_20_Emphasis">Modern, responsive design</text:span> with smooth animations </text:p>
        </text:list-item>
        <text:list-item>
          <text:p text:style-name="P74"><text:span text:style-name="Strong_20_Emphasis">Etsy-inspired color scheme</text:span> with orange accent colors </text:p>
        </text:list-item>
        <text:list-item>
          <text:p text:style-name="P74"><text:span text:style-name="Strong_20_Emphasis">Mobile-friendly</text:span> responsive layout </text:p>
        </text:list-item>
        <text:list-item>
          <text:p text:style-name="P74"><text:span text:style-name="Strong_20_Emphasis">Interactive product cards</text:span> with hover effects </text:p>
        </text:list-item>
        <text:list-item>
          <text:p text:style-name="P73"><text:span text:style-name="Strong_20_Emphasis">Smooth scrolling</text:span> and page transitions </text:p>
        </text:list-item>
      </text:list>
      <text:h text:style-name="Heading_20_3" text:outline-level="3"><text:span text:style-name="Strong_20_Emphasis">Core Ecommerce Functionality:</text:span></text:h>
      <text:list text:style-name="L53">
        <text:list-item>
          <text:p text:style-name="P76"><text:span text:style-name="Strong_20_Emphasis">Product catalog</text:span> with 12 sample products </text:p>
        </text:list-item>
        <text:list-item>
          <text:p text:style-name="P76"><text:span text:style-name="Strong_20_Emphasis">Category filtering</text:span> (Jewelry, Art, Clothing, Home, Crafts, Vintage) </text:p>
        </text:list-item>
        <text:list-item>
          <text:p text:style-name="P76"><text:span text:style-name="Strong_20_Emphasis">Product search</text:span> functionality </text:p>
        </text:list-item>
        <text:list-item>
          <text:p text:style-name="P76"><text:span text:style-name="Strong_20_Emphasis">Shopping cart</text:span> with add/remove/quantity controls </text:p>
        </text:list-item>
        <text:list-item>
          <text:p text:style-name="P76"><text:span text:style-name="Strong_20_Emphasis">Checkout process</text:span> with order confirmation </text:p>
        </text:list-item>
        <text:list-item>
          <text:p text:style-name="P75"><text:span text:style-name="Strong_20_Emphasis">Product sorting</text:span> (price, rating, reviews) </text:p>
        </text:list-item>
      </text:list>
      <text:h text:style-name="Heading_20_3" text:outline-level="3"><text:span text:style-name="Strong_20_Emphasis">Interactive Features:</text:span></text:h>
      <text:list text:style-name="L54">
        <text:list-item>
          <text:p text:style-name="P78"><text:span text:style-name="Strong_20_Emphasis">Dynamic product display</text:span> with animations </text:p>
        </text:list-item>
        <text:list-item>
          <text:p text:style-name="P78"><text:span text:style-name="Strong_20_Emphasis">Cart management</text:span> with real-time updates </text:p>
        </text:list-item>
        <text:list-item>
          <text:p text:style-name="P78"><text:span text:style-name="Strong_20_Emphasis">Notification system</text:span> for user feedback </text:p>
        </text:list-item>
        <text:list-item>
          <text:p text:style-name="P78"><text:span text:style-name="Strong_20_Emphasis">Quick view</text:span> buttons on product hover </text:p>
        </text:list-item>
        <text:list-item>
          <text:p text:style-name="P78"><text:span text:style-name="Strong_20_Emphasis">Loading states</text:span> for better UX </text:p>
        </text:list-item>
        <text:list-item>
          <text:p text:style-name="P77"><text:span text:style-name="Strong_20_Emphasis">Responsive mobile menu</text:span> </text:p>
        </text:list-item>
      </text:list>
      <text:h text:style-name="Heading_20_3" text:outline-level="3"><text:span text:style-name="Strong_20_Emphasis">Product Categories:</text:span></text:h>
      <text:list text:style-name="L55">
        <text:list-item>
          <text:p text:style-name="P80">💎 <text:span text:style-name="Strong_20_Emphasis">Jewelry</text:span> - Handcrafted rings, necklaces </text:p>
        </text:list-item>
        <text:list-item>
          <text:p text:style-name="P80">🎨 <text:span text:style-name="Strong_20_Emphasis">Art &amp; Decor</text:span> - Paintings, sculptures </text:p>
        </text:list-item>
        <text:list-item>
          <text:p text:style-name="P80">👕 <text:span text:style-name="Strong_20_Emphasis">Clothing</text:span> - Handmade fashion </text:p>
        </text:list-item>
        <text:list-item>
          <text:p text:style-name="P80">🏠 <text:span text:style-name="Strong_20_Emphasis">Home &amp; Living</text:span> - Furniture, decor </text:p>
        </text:list-item>
        <text:list-item>
          <text:p text:style-name="P80">✂️ <text:span text:style-name="Strong_20_Emphasis">Crafts</text:span> - DIY supplies </text:p>
        </text:list-item>
        <text:list-item>
          <text:p text:style-name="P79">⚱️ <text:span text:style-name="Strong_20_Emphasis">Vintage</text:span> - Antique finds </text:p>
        </text:list-item>
      </text:list>
      <text:h text:style-name="Heading_20_3" text:outline-level="3"><text:span text:style-name="Strong_20_Emphasis">Technical Features:</text:span></text:h>
      <text:list text:style-name="L56">
        <text:list-item>
          <text:p text:style-name="P82"><text:span text:style-name="Strong_20_Emphasis">No external dependencies</text:span> - Pure HTML, CSS, JavaScript </text:p>
        </text:list-item>
        <text:list-item>
          <text:p text:style-name="P82"><text:span text:style-name="Strong_20_Emphasis">Local storage ready</text:span> (but using in-memory for Claude compatibility) </text:p>
        </text:list-item>
        <text:list-item>
          <text:p text:style-name="P82"><text:span text:style-name="Strong_20_Emphasis">Modular JavaScript</text:span> structure </text:p>
        </text:list-item>
        <text:list-item>
          <text:p text:style-name="P82"><text:span text:style-name="Strong_20_Emphasis">Smooth animations</text:span> and transitions </text:p>
        </text:list-item>
        <text:list-item>
          <text:p text:style-name="P81"><text:span text:style-name="Strong_20_Emphasis">Cross-browser compatible</text:span> </text:p>
        </text:list-item>
      </text:list>
      <text:h text:style-name="Heading_20_3" text:outline-level="3"><text:span text:style-name="Strong_20_Emphasis">User Experience:</text:span></text:h>
      <text:list text:style-name="L57">
        <text:list-item>
          <text:p text:style-name="P84"><text:span text:style-name="Strong_20_Emphasis">Hero section</text:span> with call-to-action </text:p>
        </text:list-item>
        <text:list-item>
          <text:p text:style-name="P84"><text:span text:style-name="Strong_20_Emphasis">Category browsing</text:span> with visual icons </text:p>
        </text:list-item>
        <text:list-item>
          <text:p text:style-name="P84"><text:soft-page-break/><text:span text:style-name="Strong_20_Emphasis">Product filtering</text:span> and sorting </text:p>
        </text:list-item>
        <text:list-item>
          <text:p text:style-name="P84"><text:span text:style-name="Strong_20_Emphasis">Shopping cart modal</text:span> with full functionality </text:p>
        </text:list-item>
        <text:list-item>
          <text:p text:style-name="P84"><text:span text:style-name="Strong_20_Emphasis">Checkout process</text:span> simulation </text:p>
        </text:list-item>
        <text:list-item>
          <text:p text:style-name="P83"><text:span text:style-name="Strong_20_Emphasis">Footer</text:span> with company links </text:p>
        </text:list-item>
      </text:list>
      <text:p text:style-name="Text_20_body">The website is fully functional and ready to use! You can:</text:p>
      <text:list text:style-name="L58">
        <text:list-item>
          <text:p text:style-name="P86">Browse products by category </text:p>
        </text:list-item>
        <text:list-item>
          <text:p text:style-name="P86">Search for specific items </text:p>
        </text:list-item>
        <text:list-item>
          <text:p text:style-name="P86">Add products to cart </text:p>
        </text:list-item>
        <text:list-item>
          <text:p text:style-name="P86">Manage cart quantities </text:p>
        </text:list-item>
        <text:list-item>
          <text:p text:style-name="P86">Complete checkout process </text:p>
        </text:list-item>
        <text:list-item>
          <text:p text:style-name="P85">Filter and sort products </text:p>
        </text:list-item>
      </text:list>
      <text:p text:style-name="Text_20_body">This creates a professional, Etsy-like marketplace experience that's perfect for selling handmade and unique items online!</text:p>
      <text:p text:style-name="Text_20_body"><text:span text:style-name="T1"/></text:p>
      <text:p text:style-name="Text_20_body"><text:span text:style-name="T1"/></text:p>
      <text:p text:style-name="Text_20_body"><text:span text:style-name="T1">Creating a website like </text:span><text:span text:style-name="Strong_20_Emphasis"><text:span text:style-name="T1">Etsy.com</text:span></text:span><text:span text:style-name="T1"> (a marketplace for handmade/vintage goods) is a large project that involves many parts: front-end, back-end, user accounts, product listings, payments, security, etc. To begin such a project, you'll need two things:</text:span></text:p>
      <text:p text:style-name="P5"/>
      <text:h text:style-name="Heading_20_3" text:outline-level="3"><text:span text:style-name="T1">✅ Step 1: </text:span><text:span text:style-name="Strong_20_Emphasis"><text:span text:style-name="T1">Project Plan</text:span></text:span><text:span text:style-name="T1"> (High-Level Overview)</text:span></text:h>
      <text:p text:style-name="P11">This includes your goals, features, and development timeline.</text:p>
      <text:p text:style-name="Text_20_body"><text:span text:style-name="Strong_20_Emphasis"><text:span text:style-name="T1">Example Outline:</text:span></text:span></text:p>
      <text:h text:style-name="Heading_20_4" text:outline-level="4"><text:span text:style-name="T1">1. </text:span><text:span text:style-name="Strong_20_Emphasis"><text:span text:style-name="T1">Objective:</text:span></text:span></text:h>
      <text:p text:style-name="P11">Create a multi-vendor e-commerce platform where users can sell and buy handmade products (similar to Etsy).</text:p>
      <text:h text:style-name="Heading_20_4" text:outline-level="4"><text:span text:style-name="T1">2. </text:span><text:span text:style-name="Strong_20_Emphasis"><text:span text:style-name="T1">Target Users:</text:span></text:span></text:h>
      <text:list text:style-name="L1">
        <text:list-item>
          <text:p text:style-name="P20">Individual sellers/artisans</text:p>
        </text:list-item>
        <text:list-item>
          <text:p text:style-name="P20">Buyers looking for handmade or vintage items</text:p>
        </text:list-item>
      </text:list>
      <text:h text:style-name="Heading_20_4" text:outline-level="4"><text:span text:style-name="T1">3. </text:span><text:span text:style-name="Strong_20_Emphasis"><text:span text:style-name="T1">Core Features: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Feature</text:p>
            </table:table-cell>
            <table:table-cell table:style-name="Table1.A1" office:value-type="string">
              <text:p text:style-name="P10">Description</text:p>
            </table:table-cell>
          </table:table-row>
        </table:table-header-rows>
        <table:table-row>
          <table:table-cell table:style-name="Table1.A1" office:value-type="string">
            <text:p text:style-name="P9">User registration &amp; <text:soft-page-break/>login</text:p>
          </table:table-cell>
          <table:table-cell table:style-name="Table1.A1" office:value-type="string">
            <text:p text:style-name="P9">For sellers and buyers</text:p>
          </table:table-cell>
        </table:table-row>
        <table:table-row>
          <table:table-cell table:style-name="Table1.A1" office:value-type="string">
            <text:p text:style-name="P9">Seller dashboard</text:p>
          </table:table-cell>
          <table:table-cell table:style-name="Table1.A1" office:value-type="string">
            <text:p text:style-name="P9">Add/edit/remove product listings</text:p>
          </table:table-cell>
        </table:table-row>
        <table:table-row>
          <table:table-cell table:style-name="Table1.A1" office:value-type="string">
            <text:p text:style-name="P9">Buyer features</text:p>
          </table:table-cell>
          <table:table-cell table:style-name="Table1.A1" office:value-type="string">
            <text:p text:style-name="P9">Browse, search, add to cart, buy</text:p>
          </table:table-cell>
        </table:table-row>
        <table:table-row>
          <table:table-cell table:style-name="Table1.A1" office:value-type="string">
            <text:p text:style-name="P9">Product search</text:p>
          </table:table-cell>
          <table:table-cell table:style-name="Table1.A1" office:value-type="string">
            <text:p text:style-name="P9">By category, keyword, price</text:p>
          </table:table-cell>
        </table:table-row>
        <table:table-row>
          <table:table-cell table:style-name="Table1.A1" office:value-type="string">
            <text:p text:style-name="P9">Payment gateway</text:p>
          </table:table-cell>
          <table:table-cell table:style-name="Table1.A1" office:value-type="string">
            <text:p text:style-name="P9">Stripe, PayPal, etc.</text:p>
          </table:table-cell>
        </table:table-row>
        <table:table-row>
          <table:table-cell table:style-name="Table1.A1" office:value-type="string">
            <text:p text:style-name="P9">Reviews &amp; ratings</text:p>
          </table:table-cell>
          <table:table-cell table:style-name="Table1.A1" office:value-type="string">
            <text:p text:style-name="P9">Product reviews by buyers</text:p>
          </table:table-cell>
        </table:table-row>
        <table:table-row>
          <table:table-cell table:style-name="Table1.A1" office:value-type="string">
            <text:p text:style-name="P9">Admin panel</text:p>
          </table:table-cell>
          <table:table-cell table:style-name="Table1.A1" office:value-type="string">
            <text:p text:style-name="P9">Manage users, products, reports</text:p>
          </table:table-cell>
        </table:table-row>
        <table:table-row>
          <table:table-cell table:style-name="Table1.A1" office:value-type="string">
            <text:p text:style-name="P9">Mobile responsiveness</text:p>
          </table:table-cell>
          <table:table-cell table:style-name="Table1.A1" office:value-type="string">
            <text:p text:style-name="P9">Works on desktop &amp; mobile</text:p>
          </table:table-cell>
        </table:table-row>
      </table:table>
      <text:h text:style-name="Heading_20_4" text:outline-level="4"><text:span text:style-name="T1">4. </text:span><text:span text:style-name="Strong_20_Emphasis"><text:span text:style-name="T1">Tech Stack (example):</text:span>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0">Component</text:p>
            </table:table-cell>
            <table:table-cell table:style-name="Table2.A1" office:value-type="string">
              <text:p text:style-name="P10">Technology</text:p>
            </table:table-cell>
          </table:table-row>
        </table:table-header-rows>
        <table:table-row>
          <table:table-cell table:style-name="Table2.A1" office:value-type="string">
            <text:p text:style-name="P9">Frontend</text:p>
          </table:table-cell>
          <table:table-cell table:style-name="Table2.A1" office:value-type="string">
            <text:p text:style-name="P9">React / Vue.js / HTML+CSS+JS</text:p>
          </table:table-cell>
        </table:table-row>
        <table:table-row>
          <table:table-cell table:style-name="Table2.A1" office:value-type="string">
            <text:p text:style-name="P9">Backend</text:p>
          </table:table-cell>
          <table:table-cell table:style-name="Table2.A1" office:value-type="string">
            <text:p text:style-name="P9">Django / Flask / Node.js</text:p>
          </table:table-cell>
        </table:table-row>
        <table:table-row>
          <table:table-cell table:style-name="Table2.A1" office:value-type="string">
            <text:p text:style-name="P9">Database</text:p>
          </table:table-cell>
          <table:table-cell table:style-name="Table2.A1" office:value-type="string">
            <text:p text:style-name="P9">PostgreSQL / MySQL / MongoDB</text:p>
          </table:table-cell>
        </table:table-row>
        <table:table-row>
          <table:table-cell table:style-name="Table2.A1" office:value-type="string">
            <text:p text:style-name="P9">Hosting</text:p>
          </table:table-cell>
          <table:table-cell table:style-name="Table2.A1" office:value-type="string">
            <text:p text:style-name="P9">AWS / DigitalOcean / Heroku</text:p>
          </table:table-cell>
        </table:table-row>
        <table:table-row>
          <table:table-cell table:style-name="Table2.A1" office:value-type="string">
            <text:p text:style-name="P9">Payment</text:p>
          </table:table-cell>
          <table:table-cell table:style-name="Table2.A1" office:value-type="string">
            <text:p text:style-name="P9">Stripe / PayPal</text:p>
          </table:table-cell>
        </table:table-row>
      </table:table>
      <text:h text:style-name="Heading_20_4" text:outline-level="4"><text:span text:style-name="T1">5. </text:span><text:span text:style-name="Strong_20_Emphasis"><text:span text:style-name="T1">Timeline:</text:span>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">Week</text:p>
            </table:table-cell>
            <table:table-cell table:style-name="Table3.A1" office:value-type="string">
              <text:p text:style-name="P10">Task</text:p>
            </table:table-cell>
          </table:table-row>
        </table:table-header-rows>
        <table:table-row>
          <table:table-cell table:style-name="Table3.A1" office:value-type="string">
            <text:p text:style-name="P9">1–2</text:p>
          </table:table-cell>
          <table:table-cell table:style-name="Table3.A1" office:value-type="string">
            <text:p text:style-name="P9">Research, wireframes, planning</text:p>
          </table:table-cell>
        </table:table-row>
        <table:table-row>
          <table:table-cell table:style-name="Table3.A1" office:value-type="string">
            <text:p text:style-name="P9">3–5</text:p>
          </table:table-cell>
          <table:table-cell table:style-name="Table3.A1" office:value-type="string">
            <text:p text:style-name="P9">Front-end UI development</text:p>
          </table:table-cell>
        </table:table-row>
        <table:table-row>
          <table:table-cell table:style-name="Table3.A1" office:value-type="string">
            <text:p text:style-name="P9">6–8</text:p>
          </table:table-cell>
          <table:table-cell table:style-name="Table3.A1" office:value-type="string">
            <text:p text:style-name="P9">Back-end API and database</text:p>
          </table:table-cell>
        </table:table-row>
        <table:table-row>
          <table:table-cell table:style-name="Table3.A1" office:value-type="string">
            <text:p text:style-name="P9">9–10</text:p>
          </table:table-cell>
          <table:table-cell table:style-name="Table3.A1" office:value-type="string">
            <text:p text:style-name="P9">Payment integration &amp; testing</text:p>
          </table:table-cell>
        </table:table-row>
        <table:table-row>
          <table:table-cell table:style-name="Table3.A1" office:value-type="string">
            <text:p text:style-name="P9">11–<text:soft-page-break/>12</text:p>
          </table:table-cell>
          <table:table-cell table:style-name="Table3.A1" office:value-type="string">
            <text:p text:style-name="P9">Launch MVP version</text:p>
          </table:table-cell>
        </table:table-row>
      </table:table>
      <text:p text:style-name="P5"/>
      <text:h text:style-name="Heading_20_3" text:outline-level="3"><text:span text:style-name="T1">✅ Step 2: </text:span><text:span text:style-name="Strong_20_Emphasis"><text:span text:style-name="T1">Documentation</text:span></text:span><text:span text:style-name="T1"> (Detailed Planning)</text:span></text:h>
      <text:p text:style-name="P11">You’ll need several documents, such as:</text:p>
      <text:h text:style-name="Heading_20_4" text:outline-level="4"><text:span text:style-name="T1">A. </text:span><text:span text:style-name="Strong_20_Emphasis"><text:span text:style-name="T1">Requirements Document (SRS - Software Requirements Specification)</text:span></text:span></text:h>
      <text:list text:style-name="L2">
        <text:list-item>
          <text:p text:style-name="P21">Functional Requirements (e.g., login, search products)</text:p>
        </text:list-item>
        <text:list-item>
          <text:p text:style-name="P21">Non-functional (e.g., speed, security)</text:p>
        </text:list-item>
        <text:list-item>
          <text:p text:style-name="P21">User roles (Admin, Seller, Buyer)</text:p>
        </text:list-item>
      </text:list>
      <text:h text:style-name="Heading_20_4" text:outline-level="4"><text:span text:style-name="T1">B. </text:span><text:span text:style-name="Strong_20_Emphasis"><text:span text:style-name="T1">Wireframes or UI Mockups</text:span></text:span></text:h>
      <text:list text:style-name="L3">
        <text:list-item>
          <text:p text:style-name="P22">Use Figma, Balsamiq, or even simple hand-drawn sketches</text:p>
        </text:list-item>
        <text:list-item>
          <text:p text:style-name="P22">Home page, product listing, cart, checkout, dashboard</text:p>
        </text:list-item>
      </text:list>
      <text:h text:style-name="Heading_20_4" text:outline-level="4"><text:span text:style-name="T1">C. </text:span><text:span text:style-name="Strong_20_Emphasis"><text:span text:style-name="T1">Database Design</text:span></text:span></text:h>
      <text:list text:style-name="L4">
        <text:list-item>
          <text:p text:style-name="P23">ER diagrams</text:p>
        </text:list-item>
        <text:list-item>
          <text:p text:style-name="P23">Tables like Users, Products, Orders, Payments, Reviews</text:p>
        </text:list-item>
      </text:list>
      <text:h text:style-name="Heading_20_4" text:outline-level="4"><text:span text:style-name="T1">D. </text:span><text:span text:style-name="Strong_20_Emphasis"><text:span text:style-name="T1">API Specification (if needed)</text:span></text:span></text:h>
      <text:list text:style-name="L5">
        <text:list-item>
          <text:p text:style-name="P24">GET /products, POST /orders, etc.</text:p>
        </text:list-item>
      </text:list>
      <text:h text:style-name="Heading_20_4" text:outline-level="4"><text:span text:style-name="T1">E. </text:span><text:span text:style-name="Strong_20_Emphasis"><text:span text:style-name="T1">Deployment Plan</text:span></text:span></text:h>
      <text:list text:style-name="L6">
        <text:list-item>
          <text:p text:style-name="P25">GitHub for version control</text:p>
        </text:list-item>
        <text:list-item>
          <text:p text:style-name="P25">CI/CD pipelines (GitHub Actions, etc.)</text:p>
        </text:list-item>
        <text:list-item>
          <text:p text:style-name="P25">Domain &amp; SSL setup</text:p>
        </text:list-item>
      </text:list>
      <text:p text:style-name="P5"/>
      <text:h text:style-name="P3" text:outline-level="3">🔧 Want me to help create these?</text:h>
      <text:p text:style-name="P11">I can:</text:p>
      <text:list text:style-name="L7">
        <text:list-item>
          <text:p text:style-name="P49"><text:span text:style-name="T1">Draft your </text:span><text:span text:style-name="Strong_20_Emphasis"><text:span text:style-name="T1">project plan</text:span></text:span></text:p>
        </text:list-item>
        <text:list-item>
          <text:p text:style-name="P49"><text:span text:style-name="T1">Generate a sample </text:span><text:span text:style-name="Strong_20_Emphasis"><text:span text:style-name="T1">SRS</text:span></text:span></text:p>
        </text:list-item>
        <text:list-item>
          <text:p text:style-name="P49"><text:soft-page-break/><text:span text:style-name="T1">Create a </text:span><text:span text:style-name="Strong_20_Emphasis"><text:span text:style-name="T1">database schema</text:span></text:span></text:p>
        </text:list-item>
        <text:list-item>
          <text:p text:style-name="P49"><text:span text:style-name="T1">Help with </text:span><text:span text:style-name="Strong_20_Emphasis"><text:span text:style-name="T1">wireframes</text:span></text:span></text:p>
        </text:list-item>
        <text:list-item>
          <text:p text:style-name="P49"><text:span text:style-name="T1">Provide a </text:span><text:span text:style-name="Strong_20_Emphasis"><text:span text:style-name="T1">timeline with milestones</text:span></text:span></text:p>
        </text:list-item>
      </text:list>
      <text:p text:style-name="P11">Let me know what part you’d like to start with (e.g., project plan, tech stack, database design, etc.) and we’ll go step by step.</text:p>
      <text:p text:style-name="P8"/>
      <text:p text:style-name="P8"/>
      <text:p text:style-name="P8"/>
      <text:h text:style-name="P3" text:outline-level="3">🔍 Step 1: Clarify Your Idea</text:h>
      <text:list text:style-name="L8">
        <text:list-item>
          <text:p text:style-name="P50"><text:span text:style-name="Strong_20_Emphasis"><text:span text:style-name="T1">Do you want your site to support multiple sellers (like Etsy)?</text:span></text:span></text:p>
          <text:list>
            <text:list-item>
              <text:p text:style-name="P26">Yes / No</text:p>
            </text:list-item>
          </text:list>
        </text:list-item>
        <text:list-item>
          <text:p text:style-name="P50"><text:span text:style-name="Strong_20_Emphasis"><text:span text:style-name="T1">What kind of products will be sold?</text:span></text:span><text:span text:style-name="T1"><text:line-break/>(e.g., handmade crafts, digital downloads, vintage items)</text:span></text:p>
        </text:list-item>
        <text:list-item>
          <text:p text:style-name="P50"><text:span text:style-name="Strong_20_Emphasis"><text:span text:style-name="T1">Who can use the site?</text:span></text:span></text:p>
          <text:list>
            <text:list-item>
              <text:p text:style-name="P26">Only buyers and sellers?</text:p>
            </text:list-item>
            <text:list-item>
              <text:p text:style-name="P26">Do you want an admin panel to manage users and products?</text:p>
            </text:list-item>
          </text:list>
        </text:list-item>
        <text:list-item>
          <text:p text:style-name="P50"><text:span text:style-name="Strong_20_Emphasis"><text:span text:style-name="T1">Do you plan to allow online payments?</text:span></text:span></text:p>
          <text:list>
            <text:list-item>
              <text:p text:style-name="P26">Yes: Stripe / PayPal / others?</text:p>
            </text:list-item>
            <text:list-item>
              <text:p text:style-name="P26">No: Cash on delivery?</text:p>
            </text:list-item>
          </text:list>
        </text:list-item>
        <text:list-item>
          <text:p text:style-name="P50"><text:span text:style-name="Strong_20_Emphasis"><text:span text:style-name="T1">Do you want to build it yourself or hire a developer/designer?</text:span></text:span></text:p>
        </text:list-item>
      </text:list>
      <text:p text:style-name="P5"/>
      <text:h text:style-name="P3" text:outline-level="3">🧱 Step 2: What You Want First</text:h>
      <text:p text:style-name="P11">What should I help you with first?</text:p>
      <text:list text:style-name="L9">
        <text:list-item>
          <text:p text:style-name="P27">A. 📄 Project Plan (overview, timeline, features)</text:p>
        </text:list-item>
        <text:list-item>
          <text:p text:style-name="P27">B. 🧠 SRS Document (detailed software requirements)</text:p>
        </text:list-item>
        <text:list-item>
          <text:p text:style-name="P27">C. 🗃 Database Design</text:p>
        </text:list-item>
        <text:list-item>
          <text:p text:style-name="P27">D. 🎨 Wireframes</text:p>
        </text:list-item>
        <text:list-item>
          <text:p text:style-name="P27">E. ⚙ Tech Stack suggestion</text:p>
        </text:list-item>
        <text:list-item>
          <text:p text:style-name="P27"><text:soft-page-break/>F. 💰 Payment system integration plan</text:p>
        </text:list-item>
      </text:list>
      <text:p text:style-name="P8"/>
      <text:p text:style-name="P8"/>
      <text:p text:style-name="P8"/>
      <text:h text:style-name="P1" text:outline-level="2"><text:span text:style-name="T1">🗂️ </text:span><text:span text:style-name="Strong_20_Emphasis"><text:span text:style-name="T1">Project Plan: Handmade Marketplace Website (Etsy-like)</text:span></text:span></text:h>
      <text:p text:style-name="P5"/>
      <text:h text:style-name="Heading_20_3" text:outline-level="3"><text:span text:style-name="T1">✅ </text:span><text:span text:style-name="Strong_20_Emphasis"><text:span text:style-name="T1">1. Project Name (Working Title):</text:span></text:span></text:h>
      <text:p text:style-name="Text_20_body"><text:span text:style-name="Source_20_Text"><text:span text:style-name="T1">Handmade Haven</text:span></text:span><text:span text:style-name="T1"> </text:span><text:span text:style-name="Emphasis"><text:span text:style-name="T1">(you can change this later)</text:span></text:span></text:p>
      <text:p text:style-name="P5"/>
      <text:h text:style-name="Heading_20_3" text:outline-level="3"><text:span text:style-name="T1">✅ </text:span><text:span text:style-name="Strong_20_Emphasis"><text:span text:style-name="T1">2. Objective</text:span></text:span></text:h>
      <text:p text:style-name="P11">Create a full-featured multi-vendor marketplace where users can register as buyers or sellers to list, browse, and purchase handmade crafts, vintage goods, digital downloads, clothing, jewelry, and more.</text:p>
      <text:p text:style-name="P5"/>
      <text:h text:style-name="Heading_20_3" text:outline-level="3"><text:span text:style-name="T1">✅ </text:span><text:span text:style-name="Strong_20_Emphasis"><text:span text:style-name="T1">3. User Roles</text:span>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0">Role</text:p>
            </table:table-cell>
            <table:table-cell table:style-name="Table4.A1" office:value-type="string">
              <text:p text:style-name="P10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<text:span text:style-name="T1">Buyer</text:span></text:span></text:p>
          </table:table-cell>
          <table:table-cell table:style-name="Table4.A1" office:value-type="string">
            <text:p text:style-name="P9">Browses products, adds to cart, purchases items, leaves review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Seller</text:span></text:span></text:p>
          </table:table-cell>
          <table:table-cell table:style-name="Table4.A1" office:value-type="string">
            <text:p text:style-name="P9">Registers as a vendor, creates product listings, manages order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Admin</text:span></text:span></text:p>
          </table:table-cell>
          <table:table-cell table:style-name="Table4.A1" office:value-type="string">
            <text:p text:style-name="P9">Manages users, categories, reviews, product approvals, reports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4. Key Features by Phase</text:span></text:span></text:h>
      <text:h text:style-name="P4" text:outline-level="4">🔹 MVP Features (Minimum Viable Product)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0">Feature Category</text:p>
            </table:table-cell>
            <table:table-cell table:style-name="Table5.A1" office:value-type="string">
              <text:p text:style-name="P10">Detail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<text:span text:style-name="T1">Authentication</text:span></text:span></text:p>
          </table:table-cell>
          <table:table-cell table:style-name="Table5.A1" office:value-type="string">
            <text:p text:style-name="P9">Register/Login for buyers and sellers (email/username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Product Listings</text:span></text:span></text:p>
          </table:table-cell>
          <table:table-cell table:style-name="Table5.A1" office:value-type="string">
            <text:p text:style-name="P9">Add/edit/delete products with images, descriptions, price</text:p>
          </table:table-cell>
        </table:table-row>
        <text:soft-page-break/>
        <table:table-row>
          <table:table-cell table:style-name="Table5.A1" office:value-type="string">
            <text:p text:style-name="Table_20_Contents"><text:span text:style-name="Strong_20_Emphasis"><text:span text:style-name="T1">Categories</text:span></text:span></text:p>
          </table:table-cell>
          <table:table-cell table:style-name="Table5.A1" office:value-type="string">
            <text:p text:style-name="P9">Products organized into categories (clothes, jewelry, etc.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Search &amp; Filters</text:span></text:span></text:p>
          </table:table-cell>
          <table:table-cell table:style-name="Table5.A1" office:value-type="string">
            <text:p text:style-name="P9">Keyword search, category filter, price filter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Cart &amp; Checkout</text:span></text:span></text:p>
          </table:table-cell>
          <table:table-cell table:style-name="Table5.A1" office:value-type="string">
            <text:p text:style-name="P9">Add to cart, checkout proces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Payment Integration</text:span></text:span></text:p>
          </table:table-cell>
          <table:table-cell table:style-name="Table5.A1" office:value-type="string">
            <text:p text:style-name="P9">Stripe (initially), later add PayPal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User Dashboard</text:span></text:span></text:p>
          </table:table-cell>
          <table:table-cell table:style-name="Table5.A1" office:value-type="string">
            <text:p text:style-name="P9">Buyer: order history; Seller: product &amp; order managemen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Admin Panel</text:span></text:span></text:p>
          </table:table-cell>
          <table:table-cell table:style-name="Table5.A1" office:value-type="string">
            <text:p text:style-name="P9">Manage users, moderate products, reports dashboard</text:p>
          </table:table-cell>
        </table:table-row>
      </table:table>
      <text:h text:style-name="P4" text:outline-level="4">🔹 Advanced Features (Phase 2+)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0">Feature</text:p>
            </table:table-cell>
            <table:table-cell table:style-name="Table6.A1" office:value-type="string">
              <text:p text:style-name="P10">Description</text:p>
            </table:table-cell>
          </table:table-row>
        </table:table-header-rows>
        <table:table-row>
          <table:table-cell table:style-name="Table6.A1" office:value-type="string">
            <text:p text:style-name="P9">Product reviews</text:p>
          </table:table-cell>
          <table:table-cell table:style-name="Table6.A1" office:value-type="string">
            <text:p text:style-name="P9">Buyers leave reviews after purchase</text:p>
          </table:table-cell>
        </table:table-row>
        <table:table-row>
          <table:table-cell table:style-name="Table6.A1" office:value-type="string">
            <text:p text:style-name="P9">Wishlist</text:p>
          </table:table-cell>
          <table:table-cell table:style-name="Table6.A1" office:value-type="string">
            <text:p text:style-name="P9">Save favorite products</text:p>
          </table:table-cell>
        </table:table-row>
        <table:table-row>
          <table:table-cell table:style-name="Table6.A1" office:value-type="string">
            <text:p text:style-name="P9">Messaging</text:p>
          </table:table-cell>
          <table:table-cell table:style-name="Table6.A1" office:value-type="string">
            <text:p text:style-name="P9">Buyer-seller messaging system</text:p>
          </table:table-cell>
        </table:table-row>
        <table:table-row>
          <table:table-cell table:style-name="Table6.A1" office:value-type="string">
            <text:p text:style-name="P9">Reports</text:p>
          </table:table-cell>
          <table:table-cell table:style-name="Table6.A1" office:value-type="string">
            <text:p text:style-name="P9">Sales reports for sellers</text:p>
          </table:table-cell>
        </table:table-row>
        <table:table-row>
          <table:table-cell table:style-name="Table6.A1" office:value-type="string">
            <text:p text:style-name="P9">Coupons &amp; Discounts</text:p>
          </table:table-cell>
          <table:table-cell table:style-name="Table6.A1" office:value-type="string">
            <text:p text:style-name="P9">Sellers can offer promotions</text:p>
          </table:table-cell>
        </table:table-row>
        <table:table-row>
          <table:table-cell table:style-name="Table6.A1" office:value-type="string">
            <text:p text:style-name="P9">Blog</text:p>
          </table:table-cell>
          <table:table-cell table:style-name="Table6.A1" office:value-type="string">
            <text:p text:style-name="P9">For seller stories, product tips, SEO boost</text:p>
          </table:table-cell>
        </table:table-row>
        <table:table-row>
          <table:table-cell table:style-name="Table6.A1" office:value-type="string">
            <text:p text:style-name="P9">Mobile App (Optional)</text:p>
          </table:table-cell>
          <table:table-cell table:style-name="Table6.A1" office:value-type="string">
            <text:p text:style-name="P9">Later version for Android/iOS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5. Suggested Tech Stack</text:span>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0">Component</text:p>
            </table:table-cell>
            <table:table-cell table:style-name="Table7.A1" office:value-type="string">
              <text:p text:style-name="P10">Tools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<text:span text:style-name="T1">Frontend</text:span></text:span></text:p>
          </table:table-cell>
          <table:table-cell table:style-name="Table7.A1" office:value-type="string">
            <text:p text:style-name="P9">HTML, CSS, JavaScript + React or Vue.j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Backend</text:span></text:span></text:p>
          </table:table-cell>
          <table:table-cell table:style-name="Table7.A1" office:value-type="string">
            <text:p text:style-name="P9">Django (Python) or Node.js + Expres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Database</text:span></text:span></text:p>
          </table:table-cell>
          <table:table-cell table:style-name="Table7.A1" office:value-type="string">
            <text:p text:style-name="P9">PostgreSQL or MongoDB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Payments</text:span></text:span></text:p>
          </table:table-cell>
          <table:table-cell table:style-name="Table7.A1" office:value-type="string">
            <text:p text:style-name="P9">Stripe (start), PayPal (add later)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Authentication</text:span></text:span></text:p>
          </table:table-cell>
          <table:table-cell table:style-name="Table7.A1" office:value-type="string">
            <text:p text:style-name="P9">Django AllAuth / Firebase / Custom JWT</text:p>
          </table:table-cell>
        </table:table-row>
        <text:soft-page-break/>
        <table:table-row>
          <table:table-cell table:style-name="Table7.A1" office:value-type="string">
            <text:p text:style-name="Table_20_Contents"><text:span text:style-name="Strong_20_Emphasis"><text:span text:style-name="T1">Image Storage</text:span></text:span></text:p>
          </table:table-cell>
          <table:table-cell table:style-name="Table7.A1" office:value-type="string">
            <text:p text:style-name="P9">Cloudinary / AWS S3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Hosting</text:span></text:span></text:p>
          </table:table-cell>
          <table:table-cell table:style-name="Table7.A1" office:value-type="string">
            <text:p text:style-name="P9">Heroku / Vercel / AWS EC2 or Lightsail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Version Control</text:span></text:span></text:p>
          </table:table-cell>
          <table:table-cell table:style-name="Table7.A1" office:value-type="string">
            <text:p text:style-name="P9">Git + GitHub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6. Development Timeline (Estimated - Flexible)</text:span>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">Week</text:p>
            </table:table-cell>
            <table:table-cell table:style-name="Table8.A1" office:value-type="string">
              <text:p text:style-name="P10">Milestone</text:p>
            </table:table-cell>
          </table:table-row>
        </table:table-header-rows>
        <table:table-row>
          <table:table-cell table:style-name="Table8.A1" office:value-type="string">
            <text:p text:style-name="P9">Week 1</text:p>
          </table:table-cell>
          <table:table-cell table:style-name="Table8.A1" office:value-type="string">
            <text:p text:style-name="P9">Project setup: GitHub repo, folder structure, database design</text:p>
          </table:table-cell>
        </table:table-row>
        <table:table-row>
          <table:table-cell table:style-name="Table8.A1" office:value-type="string">
            <text:p text:style-name="P9">Week 2</text:p>
          </table:table-cell>
          <table:table-cell table:style-name="Table8.A1" office:value-type="string">
            <text:p text:style-name="P9">User authentication system (buyer/seller login, signup)</text:p>
          </table:table-cell>
        </table:table-row>
        <table:table-row>
          <table:table-cell table:style-name="Table8.A1" office:value-type="string">
            <text:p text:style-name="P9">Week 3–4</text:p>
          </table:table-cell>
          <table:table-cell table:style-name="Table8.A1" office:value-type="string">
            <text:p text:style-name="P9">Seller dashboard (add/edit/delete products)</text:p>
          </table:table-cell>
        </table:table-row>
        <table:table-row>
          <table:table-cell table:style-name="Table8.A1" office:value-type="string">
            <text:p text:style-name="P9">Week 5</text:p>
          </table:table-cell>
          <table:table-cell table:style-name="Table8.A1" office:value-type="string">
            <text:p text:style-name="P9">Product listing page with search and filter</text:p>
          </table:table-cell>
        </table:table-row>
        <table:table-row>
          <table:table-cell table:style-name="Table8.A1" office:value-type="string">
            <text:p text:style-name="P9">Week 6</text:p>
          </table:table-cell>
          <table:table-cell table:style-name="Table8.A1" office:value-type="string">
            <text:p text:style-name="P9">Cart, checkout, Stripe payment integration</text:p>
          </table:table-cell>
        </table:table-row>
        <table:table-row>
          <table:table-cell table:style-name="Table8.A1" office:value-type="string">
            <text:p text:style-name="P9">Week 7</text:p>
          </table:table-cell>
          <table:table-cell table:style-name="Table8.A1" office:value-type="string">
            <text:p text:style-name="P9">Buyer dashboard (orders), Seller order management</text:p>
          </table:table-cell>
        </table:table-row>
        <table:table-row>
          <table:table-cell table:style-name="Table8.A1" office:value-type="string">
            <text:p text:style-name="P9">Week 8</text:p>
          </table:table-cell>
          <table:table-cell table:style-name="Table8.A1" office:value-type="string">
            <text:p text:style-name="P9">Admin dashboard (basic version)</text:p>
          </table:table-cell>
        </table:table-row>
        <table:table-row>
          <table:table-cell table:style-name="Table8.A1" office:value-type="string">
            <text:p text:style-name="P9">Week 9</text:p>
          </table:table-cell>
          <table:table-cell table:style-name="Table8.A1" office:value-type="string">
            <text:p text:style-name="P9">Testing, debugging, mobile responsiveness</text:p>
          </table:table-cell>
        </table:table-row>
        <table:table-row>
          <table:table-cell table:style-name="Table8.A1" office:value-type="string">
            <text:p text:style-name="P9">Week 10</text:p>
          </table:table-cell>
          <table:table-cell table:style-name="Table8.A1" office:value-type="string">
            <text:p text:style-name="P9">Deployment (Heroku/AWS), feedback &amp; polish MVP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7. Tools to Use for Planning &amp; Dev</text:span></text:span></text:h>
      <text:list text:style-name="L10">
        <text:list-item>
          <text:p text:style-name="P51"><text:span text:style-name="Strong_20_Emphasis"><text:span text:style-name="T1">Design</text:span></text:span><text:span text:style-name="T1">: Figma / Balsamiq (for wireframes)</text:span></text:p>
        </text:list-item>
        <text:list-item>
          <text:p text:style-name="P51"><text:span text:style-name="Strong_20_Emphasis"><text:span text:style-name="T1">Docs</text:span></text:span><text:span text:style-name="T1">: Google Docs / Notion</text:span></text:p>
        </text:list-item>
        <text:list-item>
          <text:p text:style-name="P51"><text:span text:style-name="Strong_20_Emphasis"><text:span text:style-name="T1">Code Editor</text:span></text:span><text:span text:style-name="T1">: VS Code</text:span></text:p>
        </text:list-item>
        <text:list-item>
          <text:p text:style-name="P51"><text:span text:style-name="Strong_20_Emphasis"><text:span text:style-name="T1">Database Design</text:span></text:span><text:span text:style-name="T1">: dbdiagram.io or draw.io</text:span></text:p>
        </text:list-item>
        <text:list-item>
          <text:p text:style-name="P51"><text:span text:style-name="Strong_20_Emphasis"><text:span text:style-name="T1">Task Tracking</text:span></text:span><text:span text:style-name="T1">: Trello / GitHub Projects</text:span></text:p>
        </text:list-item>
      </text:list>
      <text:p text:style-name="P5"/>
      <text:p text:style-name="P11">Would you like me to now help you with:</text:p>
      <text:list text:style-name="L11">
        <text:list-item>
          <text:p text:style-name="P52"><text:soft-page-break/><text:span text:style-name="Strong_20_Emphasis"><text:span text:style-name="T1">B. SRS Document (Detailed software requirements)?</text:span></text:span></text:p>
        </text:list-item>
        <text:list-item>
          <text:p text:style-name="P52"><text:span text:style-name="Strong_20_Emphasis"><text:span text:style-name="T1">C. Database schema diagram?</text:span></text:span></text:p>
        </text:list-item>
        <text:list-item>
          <text:p text:style-name="P52"><text:span text:style-name="Strong_20_Emphasis"><text:span text:style-name="T1">D. Wireframes?</text:span></text:span></text:p>
        </text:list-item>
        <text:list-item>
          <text:p text:style-name="P28">Or something else?</text:p>
        </text:list-item>
      </text:list>
      <text:p text:style-name="P11">Let’s move to the next step at your pace.</text:p>
      <text:p text:style-name="P14"/>
      <text:p text:style-name="P14"/>
      <text:p text:style-name="P14"/>
      <text:p text:style-name="P14"/>
      <text:p text:style-name="P14"/>
      <text:h text:style-name="P1" text:outline-level="2"><text:span text:style-name="T1">📄 </text:span><text:span text:style-name="Strong_20_Emphasis"><text:span text:style-name="T1">Software Requirements Specification (SRS)</text:span></text:span></text:h>
      <text:p text:style-name="P19"><text:span text:style-name="Strong_20_Emphasis"><text:span text:style-name="T1">Project Name</text:span></text:span><text:span text:style-name="T1">: </text:span><text:span text:style-name="T2">Jai</text:span><text:span text:style-name="T1"><text:line-break/></text:span><text:span text:style-name="Strong_20_Emphasis"><text:span text:style-name="T1">Prepared by</text:span></text:span><text:span text:style-name="T1">: Deepa Ponnusamy<text:line-break/></text:span><text:span text:style-name="Strong_20_Emphasis"><text:span text:style-name="T1">Date</text:span></text:span><text:span text:style-name="T1">: July 16, 2025</text:span></text:p>
      <text:p text:style-name="P5"/>
      <text:h text:style-name="Heading_20_3" text:outline-level="3"><text:span text:style-name="T1">1. </text:span><text:span text:style-name="Strong_20_Emphasis"><text:span text:style-name="T1">Introduction</text:span></text:span></text:h>
      <text:h text:style-name="P4" text:outline-level="4">1.1 Purpose</text:h>
      <text:p text:style-name="P11">The purpose of this document is to outline the software requirements for developing a multi-vendor e-commerce platform similar to Etsy, where users can register as buyers or sellers to buy and sell handmade crafts, digital downloads, vintage items, and other unique products.</text:p>
      <text:h text:style-name="P4" text:outline-level="4">1.2 Scope</text:h>
      <text:p text:style-name="P11">This web application will allow:</text:p>
      <text:list text:style-name="L12">
        <text:list-item>
          <text:p text:style-name="P29">Sellers to create and manage product listings.</text:p>
        </text:list-item>
        <text:list-item>
          <text:p text:style-name="P29">Buyers to browse, search, and purchase products.</text:p>
        </text:list-item>
        <text:list-item>
          <text:p text:style-name="P29">Admin to manage users, categories, and reported issues.</text:p>
        </text:list-item>
      </text:list>
      <text:p text:style-name="P11">The system will support secure user authentication and online payments (via Stripe initially). It will be responsive and accessible from both desktop and mobile devices.</text:p>
      <text:h text:style-name="P4" text:outline-level="4"><text:soft-page-break/>1.3 Definitions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0">Term</text:p>
            </table:table-cell>
            <table:table-cell table:style-name="Table9.A1" office:value-type="string">
              <text:p text:style-name="P10">Definition</text:p>
            </table:table-cell>
          </table:table-row>
        </table:table-header-rows>
        <table:table-row>
          <table:table-cell table:style-name="Table9.A1" office:value-type="string">
            <text:p text:style-name="P9">MVP</text:p>
          </table:table-cell>
          <table:table-cell table:style-name="Table9.A1" office:value-type="string">
            <text:p text:style-name="P9">Minimum Viable Product</text:p>
          </table:table-cell>
        </table:table-row>
        <table:table-row>
          <table:table-cell table:style-name="Table9.A1" office:value-type="string">
            <text:p text:style-name="P9">CRUD</text:p>
          </table:table-cell>
          <table:table-cell table:style-name="Table9.A1" office:value-type="string">
            <text:p text:style-name="P9">Create, Read, Update, Delete</text:p>
          </table:table-cell>
        </table:table-row>
        <table:table-row>
          <table:table-cell table:style-name="Table9.A1" office:value-type="string">
            <text:p text:style-name="P9">UI</text:p>
          </table:table-cell>
          <table:table-cell table:style-name="Table9.A1" office:value-type="string">
            <text:p text:style-name="P9">User Interface</text:p>
          </table:table-cell>
        </table:table-row>
        <table:table-row>
          <table:table-cell table:style-name="Table9.A1" office:value-type="string">
            <text:p text:style-name="P9">API</text:p>
          </table:table-cell>
          <table:table-cell table:style-name="Table9.A1" office:value-type="string">
            <text:p text:style-name="P9">Application Programming Interface</text:p>
          </table:table-cell>
        </table:table-row>
      </table:table>
      <text:p text:style-name="P5"/>
      <text:h text:style-name="Heading_20_3" text:outline-level="3"><text:span text:style-name="T1">2. </text:span><text:span text:style-name="Strong_20_Emphasis"><text:span text:style-name="T1">Overall Description</text:span></text:span></text:h>
      <text:h text:style-name="P4" text:outline-level="4">2.1 Product Perspective</text:h>
      <text:p text:style-name="P11">The system will be a standalone web-based platform using a client-server architecture with a frontend UI, backend server, and database.</text:p>
      <text:h text:style-name="P4" text:outline-level="4">2.2 Product Functions</text:h>
      <text:list text:style-name="L13">
        <text:list-item>
          <text:p text:style-name="P30">Register/Login for buyers and sellers</text:p>
        </text:list-item>
        <text:list-item>
          <text:p text:style-name="P30">Product listing and browsing</text:p>
        </text:list-item>
        <text:list-item>
          <text:p text:style-name="P30">Add to cart and purchase</text:p>
        </text:list-item>
        <text:list-item>
          <text:p text:style-name="P30">Seller dashboard to manage products</text:p>
        </text:list-item>
        <text:list-item>
          <text:p text:style-name="P30">Buyer dashboard to view orders</text:p>
        </text:list-item>
        <text:list-item>
          <text:p text:style-name="P30">Admin dashboard to manage users and listings</text:p>
        </text:list-item>
        <text:list-item>
          <text:p text:style-name="P30">Online payments via Stripe</text:p>
        </text:list-item>
      </text:list>
      <text:h text:style-name="P4" text:outline-level="4">2.3 User Classes and Characteristics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">User Role</text:p>
            </table:table-cell>
            <table:table-cell table:style-name="Table10.A1" office:value-type="string">
              <text:p text:style-name="P10">Description</text:p>
            </table:table-cell>
          </table:table-row>
        </table:table-header-rows>
        <table:table-row>
          <table:table-cell table:style-name="Table10.A1" office:value-type="string">
            <text:p text:style-name="P9">Buyer</text:p>
          </table:table-cell>
          <table:table-cell table:style-name="Table10.A1" office:value-type="string">
            <text:p text:style-name="P9">Can browse, search, and purchase products</text:p>
          </table:table-cell>
        </table:table-row>
        <table:table-row>
          <table:table-cell table:style-name="Table10.A1" office:value-type="string">
            <text:p text:style-name="P9">Seller</text:p>
          </table:table-cell>
          <table:table-cell table:style-name="Table10.A1" office:value-type="string">
            <text:p text:style-name="P9">Can manage listings, view and manage orders</text:p>
          </table:table-cell>
        </table:table-row>
        <table:table-row>
          <table:table-cell table:style-name="Table10.A1" office:value-type="string">
            <text:p text:style-name="P9">Admin</text:p>
          </table:table-cell>
          <table:table-cell table:style-name="Table10.A1" office:value-type="string">
            <text:p text:style-name="P9">Full control to manage users, listings, categories</text:p>
          </table:table-cell>
        </table:table-row>
      </table:table>
      <text:h text:style-name="P4" text:outline-level="4"><text:soft-page-break/>2.4 Operating Environment</text:h>
      <text:list text:style-name="L14">
        <text:list-item>
          <text:p text:style-name="P31">OS: Cross-platform (Linux, macOS, Windows)</text:p>
        </text:list-item>
        <text:list-item>
          <text:p text:style-name="P31">Browser: Chrome, Firefox, Safari, Edge</text:p>
        </text:list-item>
        <text:list-item>
          <text:p text:style-name="P31">Database: PostgreSQL or MongoDB</text:p>
        </text:list-item>
        <text:list-item>
          <text:p text:style-name="P31">Hosting: Heroku, AWS, or similar</text:p>
        </text:list-item>
      </text:list>
      <text:h text:style-name="P4" text:outline-level="4">2.5 Design Constraints</text:h>
      <text:list text:style-name="L15">
        <text:list-item>
          <text:p text:style-name="P32">Use open-source tools and libraries</text:p>
        </text:list-item>
        <text:list-item>
          <text:p text:style-name="P32">Must follow security best practices</text:p>
        </text:list-item>
        <text:list-item>
          <text:p text:style-name="P32">Must be responsive (mobile-friendly)</text:p>
        </text:list-item>
      </text:list>
      <text:p text:style-name="P5"/>
      <text:h text:style-name="Heading_20_3" text:outline-level="3"><text:span text:style-name="T1">3. </text:span><text:span text:style-name="Strong_20_Emphasis"><text:span text:style-name="T1">System Features</text:span></text:span></text:h>
      <text:h text:style-name="P4" text:outline-level="4">3.1 User Authentication</text:h>
      <text:list text:style-name="L16">
        <text:list-item>
          <text:p text:style-name="P33">Register and login (buyers and sellers)</text:p>
        </text:list-item>
        <text:list-item>
          <text:p text:style-name="P33">Password encryption</text:p>
        </text:list-item>
        <text:list-item>
          <text:p text:style-name="P33">Email verification (optional in Phase 2)</text:p>
        </text:list-item>
      </text:list>
      <text:h text:style-name="P4" text:outline-level="4">3.2 Product Management (for Sellers)</text:h>
      <text:list text:style-name="L17">
        <text:list-item>
          <text:p text:style-name="P34">Add/edit/delete product listings</text:p>
        </text:list-item>
        <text:list-item>
          <text:p text:style-name="P34">Upload product images</text:p>
        </text:list-item>
        <text:list-item>
          <text:p text:style-name="P34">Add descriptions, price, stock, categories</text:p>
        </text:list-item>
      </text:list>
      <text:h text:style-name="P4" text:outline-level="4">3.3 Product Browsing &amp; Search (for Buyers)</text:h>
      <text:list text:style-name="L18">
        <text:list-item>
          <text:p text:style-name="P35">Browse by category</text:p>
        </text:list-item>
        <text:list-item>
          <text:p text:style-name="P35">Search by keyword</text:p>
        </text:list-item>
        <text:list-item>
          <text:p text:style-name="P35">Sort by price, popularity</text:p>
        </text:list-item>
      </text:list>
      <text:h text:style-name="P4" text:outline-level="4">3.4 Shopping Cart &amp; Checkout</text:h>
      <text:list text:style-name="L19">
        <text:list-item>
          <text:p text:style-name="P36">Add/remove items in cart</text:p>
        </text:list-item>
        <text:list-item>
          <text:p text:style-name="P36">Place order with shipping details</text:p>
        </text:list-item>
        <text:list-item>
          <text:p text:style-name="P36"><text:soft-page-break/>Stripe payment integration</text:p>
        </text:list-item>
      </text:list>
      <text:h text:style-name="P4" text:outline-level="4">3.5 User Dashboards</text:h>
      <text:list text:style-name="L20">
        <text:list-item>
          <text:p text:style-name="P53"><text:span text:style-name="Strong_20_Emphasis"><text:span text:style-name="T1">Buyer</text:span></text:span><text:span text:style-name="T1">: View past orders, profile info</text:span></text:p>
        </text:list-item>
        <text:list-item>
          <text:p text:style-name="P53"><text:span text:style-name="Strong_20_Emphasis"><text:span text:style-name="T1">Seller</text:span></text:span><text:span text:style-name="T1">: Manage products, view orders</text:span></text:p>
        </text:list-item>
        <text:list-item>
          <text:p text:style-name="P53"><text:span text:style-name="Strong_20_Emphasis"><text:span text:style-name="T1">Admin</text:span></text:span><text:span text:style-name="T1">: View/manage all users and products</text:span></text:p>
        </text:list-item>
      </text:list>
      <text:h text:style-name="P4" text:outline-level="4">3.6 Order Management</text:h>
      <text:list text:style-name="L21">
        <text:list-item>
          <text:p text:style-name="P37">Order history for buyers</text:p>
        </text:list-item>
        <text:list-item>
          <text:p text:style-name="P37">Order notification for sellers</text:p>
        </text:list-item>
      </text:list>
      <text:h text:style-name="Heading_20_4" text:outline-level="4"><text:span text:style-name="T1">3.7 Reviews and Ratings </text:span><text:span text:style-name="Emphasis"><text:span text:style-name="T1">(Phase 2)</text:span></text:span></text:h>
      <text:list text:style-name="L22">
        <text:list-item>
          <text:p text:style-name="P38">Buyers leave reviews after purchase</text:p>
        </text:list-item>
        <text:list-item>
          <text:p text:style-name="P38">Average product rating displayed</text:p>
        </text:list-item>
      </text:list>
      <text:h text:style-name="Heading_20_4" text:outline-level="4"><text:span text:style-name="T1">3.8 Notifications </text:span><text:span text:style-name="Emphasis"><text:span text:style-name="T1">(Phase 2 or Later)</text:span></text:span></text:h>
      <text:list text:style-name="L23">
        <text:list-item>
          <text:p text:style-name="P39">Email confirmations</text:p>
        </text:list-item>
        <text:list-item>
          <text:p text:style-name="P39">Optional: Real-time alerts</text:p>
        </text:list-item>
      </text:list>
      <text:p text:style-name="P5"/>
      <text:h text:style-name="Heading_20_3" text:outline-level="3"><text:span text:style-name="T1">4. </text:span><text:span text:style-name="Strong_20_Emphasis"><text:span text:style-name="T1">Non-Functional Requirements</text:span></text:span></text:h>
      <text:h text:style-name="P4" text:outline-level="4">4.1 Performance</text:h>
      <text:list text:style-name="L24">
        <text:list-item>
          <text:p text:style-name="P40">Support 100+ concurrent users in MVP</text:p>
        </text:list-item>
        <text:list-item>
          <text:p text:style-name="P40">Product pages should load in under 2 seconds</text:p>
        </text:list-item>
      </text:list>
      <text:h text:style-name="P4" text:outline-level="4">4.2 Security</text:h>
      <text:list text:style-name="L25">
        <text:list-item>
          <text:p text:style-name="P41">HTTPS (SSL)</text:p>
        </text:list-item>
        <text:list-item>
          <text:p text:style-name="P41">Input validation and sanitization</text:p>
        </text:list-item>
        <text:list-item>
          <text:p text:style-name="P41">Secure payment gateway</text:p>
        </text:list-item>
      </text:list>
      <text:h text:style-name="P4" text:outline-level="4">4.3 Scalability</text:h>
      <text:list text:style-name="L26">
        <text:list-item>
          <text:p text:style-name="P42">Architecture should support future growth (e.g., add mobile app)</text:p>
        </text:list-item>
      </text:list>
      <text:h text:style-name="P4" text:outline-level="4"><text:soft-page-break/>4.4 Usability</text:h>
      <text:list text:style-name="L27">
        <text:list-item>
          <text:p text:style-name="P43">Clean, intuitive interface</text:p>
        </text:list-item>
        <text:list-item>
          <text:p text:style-name="P43">Responsive on all devices</text:p>
        </text:list-item>
      </text:list>
      <text:p text:style-name="P5"/>
      <text:h text:style-name="Heading_20_3" text:outline-level="3"><text:span text:style-name="T1">5. </text:span><text:span text:style-name="Strong_20_Emphasis"><text:span text:style-name="T1">External Interfaces</text:span></text:span></text:h>
      <text:h text:style-name="P4" text:outline-level="4">5.1 Payment Gateway</text:h>
      <text:list text:style-name="L28">
        <text:list-item>
          <text:p text:style-name="P54"><text:span text:style-name="Strong_20_Emphasis"><text:span text:style-name="T1">Stripe API</text:span></text:span><text:span text:style-name="T1"> for handling secure credit/debit card payments</text:span></text:p>
        </text:list-item>
      </text:list>
      <text:h text:style-name="P4" text:outline-level="4">5.2 Database</text:h>
      <text:list text:style-name="L29">
        <text:list-item>
          <text:p text:style-name="P44">PostgreSQL or MongoDB to store user, product, order data</text:p>
        </text:list-item>
      </text:list>
      <text:h text:style-name="P4" text:outline-level="4">5.3 Admin Tools</text:h>
      <text:list text:style-name="L30">
        <text:list-item>
          <text:p text:style-name="P45">Web interface to view and manage system-wide data</text:p>
        </text:list-item>
      </text:list>
      <text:p text:style-name="P5"/>
      <text:p text:style-name="P14"/>
      <text:h text:style-name="P1" text:outline-level="2"><text:span text:style-name="T1">🗃️ </text:span><text:span text:style-name="Strong_20_Emphasis"><text:span text:style-name="T1">Database Design for Jai (Etsy-like Marketplace)</text:span></text:span></text:h>
      <text:p text:style-name="Text_20_body"><text:span text:style-name="T1">This structure is based on a </text:span><text:span text:style-name="Strong_20_Emphasis"><text:span text:style-name="T1">relational database</text:span></text:span><text:span text:style-name="T1"> (like PostgreSQL or MySQL), designed to support:</text:span></text:p>
      <text:list text:style-name="L31">
        <text:list-item>
          <text:p text:style-name="P46">Multiple sellers</text:p>
        </text:list-item>
        <text:list-item>
          <text:p text:style-name="P46">Buyers</text:p>
        </text:list-item>
        <text:list-item>
          <text:p text:style-name="P46">Product listings</text:p>
        </text:list-item>
        <text:list-item>
          <text:p text:style-name="P46">Orders and payments</text:p>
        </text:list-item>
        <text:list-item>
          <text:p text:style-name="P46">Admin management</text:p>
        </text:list-item>
      </text:list>
      <text:p text:style-name="P5"/>
      <text:h text:style-name="Heading_20_3" text:outline-level="3"><text:span text:style-name="T1">✅ </text:span><text:span text:style-name="Strong_20_Emphasis"><text:span text:style-name="T1">Main Tables Overview</text:span></text:span></text:h>
      <text:p text:style-name="P5"/>
      <text:h text:style-name="Heading_20_3" text:outline-level="3"><text:span text:style-name="T1">1. </text:span><text:span text:style-name="Strong_20_Emphasis"><text:span text:style-name="T1">Users Table</text:span></text:span></text:h>
      <text:p text:style-name="P11">Stores all users: buyers, sellers, and admin.</text:p>
      <text:p text:style-name="P6"><text:soft-page-break/>sql</text:p>
      <text:p text:style-name="P6">CopyEdit</text:p>
      <text:p text:style-name="P15"><text:span text:style-name="Source_20_Text"><text:span text:style-name="T1">CREATE TABLE users (</text:span></text:span></text:p>
      <text:p text:style-name="P17"><text:span text:style-name="Source_20_Text"><text:span text:style-name="T1"><text:s text:c="4"/>user_id SERIAL PRIMARY KEY,</text:span></text:span></text:p>
      <text:p text:style-name="P17"><text:span text:style-name="Source_20_Text"><text:span text:style-name="T1"><text:s text:c="4"/>name VARCHAR(100),</text:span></text:span></text:p>
      <text:p text:style-name="P17"><text:span text:style-name="Source_20_Text"><text:span text:style-name="T1"><text:s text:c="4"/>email VARCHAR(100) UNIQUE NOT NULL,</text:span></text:span></text:p>
      <text:p text:style-name="P17"><text:span text:style-name="Source_20_Text"><text:span text:style-name="T1"><text:s text:c="4"/>password_hash VARCHAR(255) NOT NULL,</text:span></text:span></text:p>
      <text:p text:style-name="P17"><text:span text:style-name="Source_20_Text"><text:span text:style-name="T1"><text:s text:c="4"/>role VARCHAR(10) CHECK (role IN ('buyer', 'seller', 'admin'))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2. </text:span><text:span text:style-name="Strong_20_Emphasis"><text:span text:style-name="T1">Categories Table</text:span></text:span></text:h>
      <text:p text:style-name="P11">Pre-defined product categories (jewelry, clothes, etc.)</text:p>
      <text:p text:style-name="P6">sql</text:p>
      <text:p text:style-name="P6">CopyEdit</text:p>
      <text:p text:style-name="P15"><text:span text:style-name="Source_20_Text"><text:span text:style-name="T1">CREATE TABLE categories (</text:span></text:span></text:p>
      <text:p text:style-name="P17"><text:span text:style-name="Source_20_Text"><text:span text:style-name="T1"><text:s text:c="4"/>category_id SERIAL PRIMARY KEY,</text:span></text:span></text:p>
      <text:p text:style-name="P17"><text:span text:style-name="Source_20_Text"><text:span text:style-name="T1"><text:s text:c="4"/>name VARCHAR(50) UNIQUE NOT NULL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3. </text:span><text:span text:style-name="Strong_20_Emphasis"><text:span text:style-name="T1">Products Table</text:span></text:span></text:h>
      <text:p text:style-name="P11">Each product is tied to a seller and category.</text:p>
      <text:p text:style-name="P6">sql</text:p>
      <text:p text:style-name="P6">CopyEdit</text:p>
      <text:p text:style-name="P15"><text:span text:style-name="Source_20_Text"><text:span text:style-name="T1">CREATE TABLE products (</text:span></text:span></text:p>
      <text:p text:style-name="P17"><text:span text:style-name="Source_20_Text"><text:span text:style-name="T1"><text:s text:c="4"/>product_id SERIAL PRIMARY KEY,</text:span></text:span></text:p>
      <text:p text:style-name="P17"><text:span text:style-name="Source_20_Text"><text:span text:style-name="T1"><text:s text:c="4"/>seller_id INT REFERENCES users(user_id),</text:span></text:span></text:p>
      <text:p text:style-name="P17"><text:span text:style-name="Source_20_Text"><text:span text:style-name="T1"><text:s text:c="4"/>name VARCHAR(100) NOT NULL,</text:span></text:span></text:p>
      <text:p text:style-name="P17"><text:span text:style-name="Source_20_Text"><text:span text:style-name="T1"><text:s text:c="4"/>description TEXT,</text:span></text:span></text:p>
      <text:p text:style-name="P17"><text:span text:style-name="Source_20_Text"><text:span text:style-name="T1"><text:s text:c="4"/>price DECIMAL(10,2) NOT NULL,</text:span></text:span></text:p>
      <text:p text:style-name="P17"><text:span text:style-name="Source_20_Text"><text:span text:style-name="T1"><text:s text:c="4"/>stock_quantity INT DEFAULT 0,</text:span></text:span></text:p>
      <text:p text:style-name="P17"><text:span text:style-name="Source_20_Text"><text:span text:style-name="T1"><text:s text:c="4"/>category_id INT REFERENCES categories(category_id),</text:span></text:span></text:p>
      <text:p text:style-name="P17"><text:span text:style-name="Source_20_Text"><text:span text:style-name="T1"><text:s text:c="4"/>image_url VARCHAR(255)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oft-page-break/><text:span text:style-name="Source_20_Text"><text:span text:style-name="T1">);</text:span></text:span></text:p>
      <text:p text:style-name="P5"/>
      <text:h text:style-name="Heading_20_3" text:outline-level="3"><text:span text:style-name="T1">4. </text:span><text:span text:style-name="Strong_20_Emphasis"><text:span text:style-name="T1">Orders Table</text:span></text:span></text:h>
      <text:p text:style-name="P11">Represents the overall order (by a buyer).</text:p>
      <text:p text:style-name="P6">sql</text:p>
      <text:p text:style-name="P6">CopyEdit</text:p>
      <text:p text:style-name="P15"><text:span text:style-name="Source_20_Text"><text:span text:style-name="T1">CREATE TABLE orders (</text:span></text:span></text:p>
      <text:p text:style-name="P17"><text:span text:style-name="Source_20_Text"><text:span text:style-name="T1"><text:s text:c="4"/>order_id SERIAL PRIMARY KEY,</text:span></text:span></text:p>
      <text:p text:style-name="P17"><text:span text:style-name="Source_20_Text"><text:span text:style-name="T1"><text:s text:c="4"/>buyer_id INT REFERENCES users(user_id),</text:span></text:span></text:p>
      <text:p text:style-name="P17"><text:span text:style-name="Source_20_Text"><text:span text:style-name="T1"><text:s text:c="4"/>total_amount DECIMAL(10,2),</text:span></text:span></text:p>
      <text:p text:style-name="P17"><text:span text:style-name="Source_20_Text"><text:span text:style-name="T1"><text:s text:c="4"/>status VARCHAR(20) CHECK (status IN ('pending', 'shipped', 'delivered', 'cancelled')) DEFAULT 'pending'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5. </text:span><text:span text:style-name="Strong_20_Emphasis"><text:span text:style-name="T1">Order_Items Table</text:span></text:span></text:h>
      <text:p text:style-name="P11">Each row is a product included in an order.</text:p>
      <text:p text:style-name="P6">sql</text:p>
      <text:p text:style-name="P6">CopyEdit</text:p>
      <text:p text:style-name="P15"><text:span text:style-name="Source_20_Text"><text:span text:style-name="T1">CREATE TABLE order_items (</text:span></text:span></text:p>
      <text:p text:style-name="P17"><text:span text:style-name="Source_20_Text"><text:span text:style-name="T1"><text:s text:c="4"/>order_item_id SERIAL PRIMARY KEY,</text:span></text:span></text:p>
      <text:p text:style-name="P17"><text:span text:style-name="Source_20_Text"><text:span text:style-name="T1"><text:s text:c="4"/>order_id INT REFERENCES orders(order_id),</text:span></text:span></text:p>
      <text:p text:style-name="P17"><text:span text:style-name="Source_20_Text"><text:span text:style-name="T1"><text:s text:c="4"/>product_id INT REFERENCES products(product_id),</text:span></text:span></text:p>
      <text:p text:style-name="P17"><text:span text:style-name="Source_20_Text"><text:span text:style-name="T1"><text:s text:c="4"/>quantity INT NOT NULL,</text:span></text:span></text:p>
      <text:p text:style-name="P17"><text:span text:style-name="Source_20_Text"><text:span text:style-name="T1"><text:s text:c="4"/>price DECIMAL(10,2) NOT NULL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6. </text:span><text:span text:style-name="Strong_20_Emphasis"><text:span text:style-name="T1">Reviews Table</text:span></text:span></text:h>
      <text:p text:style-name="P11">Product feedback from buyers.</text:p>
      <text:p text:style-name="P6">sql</text:p>
      <text:p text:style-name="P6">CopyEdit</text:p>
      <text:p text:style-name="P15"><text:span text:style-name="Source_20_Text"><text:span text:style-name="T1">CREATE TABLE reviews (</text:span></text:span></text:p>
      <text:p text:style-name="P17"><text:soft-page-break/><text:span text:style-name="Source_20_Text"><text:span text:style-name="T1"><text:s text:c="4"/>review_id SERIAL PRIMARY KEY,</text:span></text:span></text:p>
      <text:p text:style-name="P17"><text:span text:style-name="Source_20_Text"><text:span text:style-name="T1"><text:s text:c="4"/>product_id INT REFERENCES products(product_id),</text:span></text:span></text:p>
      <text:p text:style-name="P17"><text:span text:style-name="Source_20_Text"><text:span text:style-name="T1"><text:s text:c="4"/>buyer_id INT REFERENCES users(user_id),</text:span></text:span></text:p>
      <text:p text:style-name="P17"><text:span text:style-name="Source_20_Text"><text:span text:style-name="T1"><text:s text:c="4"/>rating INT CHECK (rating BETWEEN 1 AND 5),</text:span></text:span></text:p>
      <text:p text:style-name="P17"><text:span text:style-name="Source_20_Text"><text:span text:style-name="T1"><text:s text:c="4"/>comment TEXT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7. </text:span><text:span text:style-name="Strong_20_Emphasis"><text:span text:style-name="T1">Admin Actions Table</text:span></text:span><text:span text:style-name="T1"> </text:span><text:span text:style-name="Emphasis"><text:span text:style-name="T1">(Optional: For logs/controls)</text:span></text:span></text:h>
      <text:p text:style-name="P6">sql</text:p>
      <text:p text:style-name="P6">CopyEdit</text:p>
      <text:p text:style-name="P15"><text:span text:style-name="Source_20_Text"><text:span text:style-name="T1">CREATE TABLE admin_logs (</text:span></text:span></text:p>
      <text:p text:style-name="P17"><text:span text:style-name="Source_20_Text"><text:span text:style-name="T1"><text:s text:c="4"/>log_id SERIAL PRIMARY KEY,</text:span></text:span></text:p>
      <text:p text:style-name="P17"><text:span text:style-name="Source_20_Text"><text:span text:style-name="T1"><text:s text:c="4"/>admin_id INT REFERENCES users(user_id),</text:span></text:span></text:p>
      <text:p text:style-name="P17"><text:span text:style-name="Source_20_Text"><text:span text:style-name="T1"><text:s text:c="4"/>action TEXT,</text:span></text:span></text:p>
      <text:p text:style-name="P17"><text:span text:style-name="Source_20_Text"><text:span text:style-name="T1"><text:s text:c="4"/>target_table VARCHAR(50),</text:span></text:span></text:p>
      <text:p text:style-name="P17"><text:span text:style-name="Source_20_Text"><text:span text:style-name="T1"><text:s text:c="4"/>target_id INT,</text:span></text:span></text:p>
      <text:p text:style-name="P17"><text:span text:style-name="Source_20_Text"><text:span text:style-name="T1"><text:s text:c="4"/>timestamp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P3" text:outline-level="3">✅ Relationships Overview (ER Diagram Description)</text:h>
      <text:p text:style-name="P6">scss</text:p>
      <text:p text:style-name="P6">CopyEdit</text:p>
      <text:p text:style-name="P15"><text:span text:style-name="Source_20_Text"><text:span text:style-name="T1">Users (1) ───&lt; Products (many)</text:span></text:span></text:p>
      <text:p text:style-name="P17"><text:span text:style-name="Source_20_Text"><text:span text:style-name="T1">Users (1) ───&lt; Orders (many)</text:span></text:span></text:p>
      <text:p text:style-name="P17"><text:span text:style-name="Source_20_Text"><text:span text:style-name="T1">Orders (1) ───&lt; Order_Items (many)</text:span></text:span></text:p>
      <text:p text:style-name="P17"><text:span text:style-name="Source_20_Text"><text:span text:style-name="T1">Products (1) ───&lt; Order_Items (many)</text:span></text:span></text:p>
      <text:p text:style-name="P17"><text:span text:style-name="Source_20_Text"><text:span text:style-name="T1">Users (1) ───&lt; Reviews (many)</text:span></text:span></text:p>
      <text:p text:style-name="P17"><text:span text:style-name="Source_20_Text"><text:span text:style-name="T1">Products (1) ───&lt; Reviews (many)</text:span></text:span></text:p>
      <text:p text:style-name="P18"><text:span text:style-name="Source_20_Text"><text:span text:style-name="T1">Products (many) ─── Categories (1)</text:span></text:span></text:p>
      <text:h text:style-name="P13" text:outline-level="3">🛠️ Next Step Options:</text:h>
      <text:p text:style-name="P11">Would you like me to:</text:p>
      <text:list text:style-name="L32">
        <text:list-item>
          <text:p text:style-name="P55"><text:span text:style-name="T1">🎨 Create a </text:span><text:span text:style-name="Strong_20_Emphasis"><text:span text:style-name="T1">visual ER diagram</text:span></text:span><text:span text:style-name="T1"> for this?</text:span></text:p>
        </text:list-item>
        <text:list-item>
          <text:p text:style-name="P55"><text:span text:style-name="T1">✅ Provide </text:span><text:span text:style-name="Strong_20_Emphasis"><text:span text:style-name="T1">sample SQL insert statements</text:span></text:span><text:span text:style-name="T1">?</text:span></text:p>
        </text:list-item>
        <text:list-item>
          <text:p text:style-name="P55"><text:soft-page-break/><text:span text:style-name="T1">🧪 Help you create this schema in </text:span><text:span text:style-name="Strong_20_Emphasis"><text:span text:style-name="T1">SQLite or PostgreSQL locally</text:span></text:span><text:span text:style-name="T1">?</text:span></text:p>
        </text:list-item>
        <text:list-item>
          <text:p text:style-name="P55"><text:span text:style-name="T1">🚀 Set up this database via </text:span><text:span text:style-name="Strong_20_Emphasis"><text:span text:style-name="T1">Python (SQLAlchemy or Django ORM)?</text:span></text:span></text:p>
        </text:list-item>
      </text:list>
      <text:p text:style-name="P14"/>
      <text:p text:style-name="P14"/>
      <text:p text:style-name="P14"/>
      <text:h text:style-name="P1" text:outline-level="2"><text:span text:style-name="T1">✅ Step C.1: </text:span><text:span text:style-name="Strong_20_Emphasis"><text:span text:style-name="T1">Visual ER Diagram for Jai</text:span></text:span></text:h>
      <text:p text:style-name="Text_20_body"><text:span text:style-name="T1">Here’s a visual representation of the </text:span><text:span text:style-name="Strong_20_Emphasis"><text:span text:style-name="T1">Entity-Relationship (ER) Diagram</text:span></text:span><text:span text:style-name="T1"> for your Jai marketplace:</text:span></text:p>
      <text:p text:style-name="P6">scss</text:p>
      <text:p text:style-name="P6">CopyEdit</text:p>
      <text:p text:style-name="P15"><text:span text:style-name="Source_20_Text"><text:span text:style-name="T1">[Users]</text:span></text:span></text:p>
      <text:p text:style-name="P17"><text:span text:style-name="Source_20_Text"><text:span text:style-name="T1"><text:s/>├── user_id (PK)</text:span></text:span></text:p>
      <text:p text:style-name="P17"><text:span text:style-name="Source_20_Text"><text:span text:style-name="T1"><text:s/>├── name</text:span></text:span></text:p>
      <text:p text:style-name="P17"><text:span text:style-name="Source_20_Text"><text:span text:style-name="T1"><text:s/>├── email</text:span></text:span></text:p>
      <text:p text:style-name="P17"><text:span text:style-name="Source_20_Text"><text:span text:style-name="T1"><text:s/>├── password_hash</text:span></text:span></text:p>
      <text:p text:style-name="P17"><text:span text:style-name="Source_20_Text"><text:span text:style-name="T1"><text:s/>└── role ('buyer', 'seller', 'admin')</text:span></text:span></text:p>
      <text:p text:style-name="P7"/>
      <text:p text:style-name="P17"><text:span text:style-name="Source_20_Text"><text:span text:style-name="T1"><text:s text:c="3"/>▲ <text:s text:c="14"/>▲ <text:s text:c="19"/>▲</text:span></text:span></text:p>
      <text:p text:style-name="P17"><text:span text:style-name="Source_20_Text"><text:span text:style-name="T1"><text:s text:c="3"/>│ <text:s text:c="14"/>│ <text:s text:c="19"/>│</text:span></text:span></text:p>
      <text:p text:style-name="P17"><text:span text:style-name="Source_20_Text"><text:span text:style-name="T1"><text:s text:c="3"/>│ <text:s text:c="14"/>│ <text:s text:c="19"/>│</text:span></text:span></text:p>
      <text:p text:style-name="P17"><text:span text:style-name="Source_20_Text"><text:span text:style-name="T1"><text:s text:c="3"/>│ <text:s text:c="14"/>└────┬────────────┐ <text:s/>│</text:span></text:span></text:p>
      <text:p text:style-name="P17"><text:span text:style-name="Source_20_Text"><text:span text:style-name="T1"><text:s text:c="3"/>│ <text:s text:c="19"/>│ <text:s text:c="11"/>│ <text:s/>│</text:span></text:span></text:p>
      <text:p text:style-name="P17"><text:span text:style-name="Source_20_Text"><text:span text:style-name="T1">[Orders] <text:s text:c="9"/>[Products] <text:s text:c="4"/>[Reviews]</text:span></text:span></text:p>
      <text:p text:style-name="P17"><text:span text:style-name="Source_20_Text"><text:span text:style-name="T1"><text:s/>├── order_id (PK) ├── product_id (PK) ├── review_id (PK)</text:span></text:span></text:p>
      <text:p text:style-name="P17"><text:span text:style-name="Source_20_Text"><text:span text:style-name="T1"><text:s/>├── buyer_id (FK) ├── seller_id (FK) ├── product_id (FK)</text:span></text:span></text:p>
      <text:p text:style-name="P17"><text:span text:style-name="Source_20_Text"><text:span text:style-name="T1"><text:s/>└── ... <text:s text:c="10"/>└── category_id (FK) ├── buyer_id (FK)</text:span></text:span></text:p>
      <text:p text:style-name="P7"/>
      <text:p text:style-name="P17"><text:span text:style-name="Source_20_Text"><text:span text:style-name="T1"><text:s text:c="32"/>│</text:span></text:span></text:p>
      <text:p text:style-name="P17"><text:span text:style-name="Source_20_Text"><text:span text:style-name="T1"><text:s text:c="32"/>▼</text:span></text:span></text:p>
      <text:p text:style-name="P17"><text:span text:style-name="Source_20_Text"><text:span text:style-name="T1"><text:s text:c="26"/>[Categories]</text:span></text:span></text:p>
      <text:p text:style-name="P17"><text:span text:style-name="Source_20_Text"><text:span text:style-name="T1"><text:s text:c="28"/>├── category_id (PK)</text:span></text:span></text:p>
      <text:p text:style-name="P17"><text:span text:style-name="Source_20_Text"><text:span text:style-name="T1"><text:s text:c="28"/>└── name</text:span></text:span></text:p>
      <text:p text:style-name="P7"/>
      <text:p text:style-name="P17"><text:span text:style-name="Source_20_Text"><text:span text:style-name="T1">[Order_Items]</text:span></text:span></text:p>
      <text:p text:style-name="P17"><text:soft-page-break/><text:span text:style-name="Source_20_Text"><text:span text:style-name="T1"><text:s/>├── order_item_id (PK)</text:span></text:span></text:p>
      <text:p text:style-name="P17"><text:span text:style-name="Source_20_Text"><text:span text:style-name="T1"><text:s/>├── order_id (FK)</text:span></text:span></text:p>
      <text:p text:style-name="P17"><text:span text:style-name="Source_20_Text"><text:span text:style-name="T1"><text:s/>├── product_id (FK)</text:span></text:span></text:p>
      <text:p text:style-name="P18"><text:span text:style-name="Source_20_Text"><text:span text:style-name="T1"><text:s/>└── quantity, price</text:span></text:span></text:p>
      <text:p text:style-name="P5"/>
      <text:h text:style-name="Heading_20_2" text:outline-level="2"><text:span text:style-name="T1">✅ Step C.2: </text:span><text:span text:style-name="Strong_20_Emphasis"><text:span text:style-name="T1">SQL Insert Example (Sample Data)</text:span></text:span></text:h>
      <text:p text:style-name="P11">Here’s a quick example of inserting basic data:</text:p>
      <text:p text:style-name="P6">sql</text:p>
      <text:p text:style-name="P6">CopyEdit</text:p>
      <text:p text:style-name="P15"><text:span text:style-name="Source_20_Text"><text:span text:style-name="T1">-- Sample categories</text:span></text:span></text:p>
      <text:p text:style-name="P17"><text:span text:style-name="Source_20_Text"><text:span text:style-name="T1">INSERT INTO categories (name) VALUES ('Jewelry'), ('Clothing'), ('Plants'), ('Digital Downloads');</text:span></text:span></text:p>
      <text:p text:style-name="P7"/>
      <text:p text:style-name="P17"><text:span text:style-name="Source_20_Text"><text:span text:style-name="T1">-- Create a seller</text:span></text:span></text:p>
      <text:p text:style-name="P17"><text:span text:style-name="Source_20_Text"><text:span text:style-name="T1">INSERT INTO users (name, email, password_hash, role) </text:span></text:span></text:p>
      <text:p text:style-name="P17"><text:span text:style-name="Source_20_Text"><text:span text:style-name="T1">VALUES ('Alice Seller', 'alice@example.com', 'hashed_password1', 'seller');</text:span></text:span></text:p>
      <text:p text:style-name="P7"/>
      <text:p text:style-name="P17"><text:span text:style-name="Source_20_Text"><text:span text:style-name="T1">-- Create a buyer</text:span></text:span></text:p>
      <text:p text:style-name="P17"><text:span text:style-name="Source_20_Text"><text:span text:style-name="T1">INSERT INTO users (name, email, password_hash, role) </text:span></text:span></text:p>
      <text:p text:style-name="P17"><text:span text:style-name="Source_20_Text"><text:span text:style-name="T1">VALUES ('Bob Buyer', 'bob@example.com', 'hashed_password2', 'buyer');</text:span></text:span></text:p>
      <text:p text:style-name="P7"/>
      <text:p text:style-name="P17"><text:span text:style-name="Source_20_Text"><text:span text:style-name="T1">-- Add a product by seller</text:span></text:span></text:p>
      <text:p text:style-name="P17"><text:span text:style-name="Source_20_Text"><text:span text:style-name="T1">INSERT INTO products (seller_id, name, description, price, stock_quantity, category_id, image_url)</text:span></text:span></text:p>
      <text:p text:style-name="P18"><text:span text:style-name="Source_20_Text"><text:span text:style-name="T1">VALUES (1, 'Handmade Bracelet', 'Beaded bracelet with custom design.', 25.00, 10, 1, 'http://image.url');</text:span></text:span></text:p>
      <text:p text:style-name="P5"/>
      <text:h text:style-name="P2" text:outline-level="2">✅ Step C.3: Do You Want to Build the DB Now?</text:h>
      <text:p text:style-name="P11">We can now:</text:p>
      <text:list text:style-name="L33">
        <text:list-item>
          <text:p text:style-name="P56"><text:span text:style-name="T1">🔹 Create this schema in </text:span><text:span text:style-name="Strong_20_Emphasis"><text:span text:style-name="T1">SQLite</text:span></text:span><text:span text:style-name="T1"> or </text:span><text:span text:style-name="Strong_20_Emphasis"><text:span text:style-name="T1">PostgreSQL</text:span></text:span><text:span text:style-name="T1"> (on your machine)</text:span></text:p>
        </text:list-item>
        <text:list-item>
          <text:p text:style-name="P56"><text:span text:style-name="T1">🔹 Or build it using </text:span><text:span text:style-name="Strong_20_Emphasis"><text:span text:style-name="T1">Python (SQLAlchemy or Django ORM)</text:span></text:span></text:p>
        </text:list-item>
      </text:list>
      <text:h text:style-name="P3" text:outline-level="3"><text:soft-page-break/>🔧 Choose one of these:</text:h>
      <text:list text:style-name="L34">
        <text:list-item>
          <text:p text:style-name="P57"><text:span text:style-name="Strong_20_Emphasis"><text:span text:style-name="T1">SQLite with Python script</text:span></text:span></text:p>
        </text:list-item>
        <text:list-item>
          <text:p text:style-name="P57"><text:span text:style-name="Strong_20_Emphasis"><text:span text:style-name="T1">PostgreSQL with pgAdmin or terminal</text:span></text:span></text:p>
        </text:list-item>
        <text:list-item>
          <text:p text:style-name="P57"><text:span text:style-name="Strong_20_Emphasis"><text:span text:style-name="T1">Django ORM model definitions</text:span></text:span></text:p>
        </text:list-item>
        <text:list-item>
          <text:p text:style-name="P57"><text:span text:style-name="Strong_20_Emphasis"><text:span text:style-name="T1">SQLAlchemy model (Python + Flask backend)</text:span></text:span></text:p>
        </text:list-item>
      </text:list>
      <text:h text:style-name="P12" text:outline-level="2">✅ Step-by-Step: Create SQLite DB for "Jai" in Python</text:h>
      <text:p text:style-name="Text_20_body"><text:span text:style-name="T1">We’ll do this in </text:span><text:span text:style-name="Strong_20_Emphasis"><text:span text:style-name="T1">3 quick steps</text:span></text:span><text:span text:style-name="T1">:</text:span></text:p>
      <text:p text:style-name="P5"/>
      <text:h text:style-name="Heading_20_3" text:outline-level="3"><text:span text:style-name="T1">🔹 </text:span><text:span text:style-name="Strong_20_Emphasis"><text:span text:style-name="T1">Step 1: Create a Python Script</text:span></text:span></text:h>
      <text:p text:style-name="Text_20_body"><text:span text:style-name="T1">Create a new file named </text:span><text:span text:style-name="Source_20_Text"><text:span text:style-name="T1">create_jai_db.py</text:span></text:span><text:span text:style-name="T1">.</text:span></text:p>
      <text:p text:style-name="P11">Paste the following code into it:</text:p>
      <text:p text:style-name="P6">python</text:p>
      <text:p text:style-name="P6">CopyEdit</text:p>
      <text:p text:style-name="P15"><text:span text:style-name="Source_20_Text"><text:span text:style-name="T1">import sqlite3</text:span></text:span></text:p>
      <text:p text:style-name="P7"/>
      <text:p text:style-name="P17"><text:span text:style-name="Source_20_Text"><text:span text:style-name="T1"># Connect to SQLite database (or create it)</text:span></text:span></text:p>
      <text:p text:style-name="P17"><text:span text:style-name="Source_20_Text"><text:span text:style-name="T1">conn = sqlite3.connect('jai_marketplace.db')</text:span></text:span></text:p>
      <text:p text:style-name="P17"><text:span text:style-name="Source_20_Text"><text:span text:style-name="T1">cursor = conn.cursor()</text:span></text:span></text:p>
      <text:p text:style-name="P7"/>
      <text:p text:style-name="P17"><text:span text:style-name="Source_20_Text"><text:span text:style-name="T1"># Create user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users (</text:span></text:span></text:p>
      <text:p text:style-name="P17"><text:span text:style-name="Source_20_Text"><text:span text:style-name="T1"><text:s text:c="4"/>user_id INTEGER PRIMARY KEY AUTOINCREMENT,</text:span></text:span></text:p>
      <text:p text:style-name="P17"><text:span text:style-name="Source_20_Text"><text:span text:style-name="T1"><text:s text:c="4"/>name TEXT,</text:span></text:span></text:p>
      <text:p text:style-name="P17"><text:span text:style-name="Source_20_Text"><text:span text:style-name="T1"><text:s text:c="4"/>email TEXT UNIQUE NOT NULL,</text:span></text:span></text:p>
      <text:p text:style-name="P17"><text:span text:style-name="Source_20_Text"><text:span text:style-name="T1"><text:s text:c="4"/>password_hash TEXT NOT NULL,</text:span></text:span></text:p>
      <text:p text:style-name="P17"><text:span text:style-name="Source_20_Text"><text:span text:style-name="T1"><text:s text:c="4"/>role TEXT CHECK(role IN ('buyer', 'seller', 'admin'))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categorie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categories (</text:span></text:span></text:p>
      <text:p text:style-name="P17"><text:soft-page-break/><text:span text:style-name="Source_20_Text"><text:span text:style-name="T1"><text:s text:c="4"/>category_id INTEGER PRIMARY KEY AUTOINCREMENT,</text:span></text:span></text:p>
      <text:p text:style-name="P17"><text:span text:style-name="Source_20_Text"><text:span text:style-name="T1"><text:s text:c="4"/>name TEXT UNIQUE NOT NULL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product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products (</text:span></text:span></text:p>
      <text:p text:style-name="P17"><text:span text:style-name="Source_20_Text"><text:span text:style-name="T1"><text:s text:c="4"/>product_id INTEGER PRIMARY KEY AUTOINCREMENT,</text:span></text:span></text:p>
      <text:p text:style-name="P17"><text:span text:style-name="Source_20_Text"><text:span text:style-name="T1"><text:s text:c="4"/>seller_id INTEGER,</text:span></text:span></text:p>
      <text:p text:style-name="P17"><text:span text:style-name="Source_20_Text"><text:span text:style-name="T1"><text:s text:c="4"/>name TEXT NOT NULL,</text:span></text:span></text:p>
      <text:p text:style-name="P17"><text:span text:style-name="Source_20_Text"><text:span text:style-name="T1"><text:s text:c="4"/>description TEXT,</text:span></text:span></text:p>
      <text:p text:style-name="P17"><text:span text:style-name="Source_20_Text"><text:span text:style-name="T1"><text:s text:c="4"/>price REAL NOT NULL,</text:span></text:span></text:p>
      <text:p text:style-name="P17"><text:span text:style-name="Source_20_Text"><text:span text:style-name="T1"><text:s text:c="4"/>stock_quantity INTEGER DEFAULT 0,</text:span></text:span></text:p>
      <text:p text:style-name="P17"><text:span text:style-name="Source_20_Text"><text:span text:style-name="T1"><text:s text:c="4"/>category_id INTEGER,</text:span></text:span></text:p>
      <text:p text:style-name="P17"><text:span text:style-name="Source_20_Text"><text:span text:style-name="T1"><text:s text:c="4"/>image_url TEXT,</text:span></text:span></text:p>
      <text:p text:style-name="P17"><text:span text:style-name="Source_20_Text"><text:span text:style-name="T1"><text:s text:c="4"/>created_at TIMESTAMP DEFAULT CURRENT_TIMESTAMP,</text:span></text:span></text:p>
      <text:p text:style-name="P17"><text:span text:style-name="Source_20_Text"><text:span text:style-name="T1"><text:s text:c="4"/>FOREIGN KEY (seller_id) REFERENCES users(user_id),</text:span></text:span></text:p>
      <text:p text:style-name="P17"><text:span text:style-name="Source_20_Text"><text:span text:style-name="T1"><text:s text:c="4"/>FOREIGN KEY (category_id) REFERENCES categories(category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order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orders (</text:span></text:span></text:p>
      <text:p text:style-name="P17"><text:span text:style-name="Source_20_Text"><text:span text:style-name="T1"><text:s text:c="4"/>order_id INTEGER PRIMARY KEY AUTOINCREMENT,</text:span></text:span></text:p>
      <text:p text:style-name="P17"><text:span text:style-name="Source_20_Text"><text:span text:style-name="T1"><text:s text:c="4"/>buyer_id INTEGER,</text:span></text:span></text:p>
      <text:p text:style-name="P17"><text:span text:style-name="Source_20_Text"><text:span text:style-name="T1"><text:s text:c="4"/>total_amount REAL,</text:span></text:span></text:p>
      <text:p text:style-name="P17"><text:span text:style-name="Source_20_Text"><text:span text:style-name="T1"><text:s text:c="4"/>status TEXT CHECK(status IN ('pending', 'shipped', 'delivered', 'cancelled')) DEFAULT 'pending',</text:span></text:span></text:p>
      <text:p text:style-name="P17"><text:span text:style-name="Source_20_Text"><text:span text:style-name="T1"><text:s text:c="4"/>created_at TIMESTAMP DEFAULT CURRENT_TIMESTAMP,</text:span></text:span></text:p>
      <text:p text:style-name="P17"><text:span text:style-name="Source_20_Text"><text:span text:style-name="T1"><text:s text:c="4"/>FOREIGN KEY (buyer_id) REFERENCES users(user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order_item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order_items (</text:span></text:span></text:p>
      <text:p text:style-name="P17"><text:span text:style-name="Source_20_Text"><text:span text:style-name="T1"><text:s text:c="4"/>order_item_id INTEGER PRIMARY KEY AUTOINCREMENT,</text:span></text:span></text:p>
      <text:p text:style-name="P17"><text:soft-page-break/><text:span text:style-name="Source_20_Text"><text:span text:style-name="T1"><text:s text:c="4"/>order_id INTEGER,</text:span></text:span></text:p>
      <text:p text:style-name="P17"><text:span text:style-name="Source_20_Text"><text:span text:style-name="T1"><text:s text:c="4"/>product_id INTEGER,</text:span></text:span></text:p>
      <text:p text:style-name="P17"><text:span text:style-name="Source_20_Text"><text:span text:style-name="T1"><text:s text:c="4"/>quantity INTEGER NOT NULL,</text:span></text:span></text:p>
      <text:p text:style-name="P17"><text:span text:style-name="Source_20_Text"><text:span text:style-name="T1"><text:s text:c="4"/>price REAL NOT NULL,</text:span></text:span></text:p>
      <text:p text:style-name="P17"><text:span text:style-name="Source_20_Text"><text:span text:style-name="T1"><text:s text:c="4"/>FOREIGN KEY (order_id) REFERENCES orders(order_id),</text:span></text:span></text:p>
      <text:p text:style-name="P17"><text:span text:style-name="Source_20_Text"><text:span text:style-name="T1"><text:s text:c="4"/>FOREIGN KEY (product_id) REFERENCES products(product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review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reviews (</text:span></text:span></text:p>
      <text:p text:style-name="P17"><text:span text:style-name="Source_20_Text"><text:span text:style-name="T1"><text:s text:c="4"/>review_id INTEGER PRIMARY KEY AUTOINCREMENT,</text:span></text:span></text:p>
      <text:p text:style-name="P17"><text:span text:style-name="Source_20_Text"><text:span text:style-name="T1"><text:s text:c="4"/>product_id INTEGER,</text:span></text:span></text:p>
      <text:p text:style-name="P17"><text:span text:style-name="Source_20_Text"><text:span text:style-name="T1"><text:s text:c="4"/>buyer_id INTEGER,</text:span></text:span></text:p>
      <text:p text:style-name="P17"><text:span text:style-name="Source_20_Text"><text:span text:style-name="T1"><text:s text:c="4"/>rating INTEGER CHECK(rating BETWEEN 1 AND 5),</text:span></text:span></text:p>
      <text:p text:style-name="P17"><text:span text:style-name="Source_20_Text"><text:span text:style-name="T1"><text:s text:c="4"/>comment TEXT,</text:span></text:span></text:p>
      <text:p text:style-name="P17"><text:span text:style-name="Source_20_Text"><text:span text:style-name="T1"><text:s text:c="4"/>created_at TIMESTAMP DEFAULT CURRENT_TIMESTAMP,</text:span></text:span></text:p>
      <text:p text:style-name="P17"><text:span text:style-name="Source_20_Text"><text:span text:style-name="T1"><text:s text:c="4"/>FOREIGN KEY (product_id) REFERENCES products(product_id),</text:span></text:span></text:p>
      <text:p text:style-name="P17"><text:span text:style-name="Source_20_Text"><text:span text:style-name="T1"><text:s text:c="4"/>FOREIGN KEY (buyer_id) REFERENCES users(user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Done!</text:span></text:span></text:p>
      <text:p text:style-name="P17"><text:span text:style-name="Source_20_Text"><text:span text:style-name="T1">conn.commit()</text:span></text:span></text:p>
      <text:p text:style-name="P17"><text:span text:style-name="Source_20_Text"><text:span text:style-name="T1">conn.close()</text:span></text:span></text:p>
      <text:p text:style-name="P7"/>
      <text:p text:style-name="P18"><text:span text:style-name="Source_20_Text"><text:span text:style-name="T1">print("✅ Jai marketplace database created successfully.")</text:span></text:span></text:p>
      <text:p text:style-name="P5"/>
      <text:h text:style-name="Heading_20_3" text:outline-level="3"><text:span text:style-name="T1">🔹 </text:span><text:span text:style-name="Strong_20_Emphasis"><text:span text:style-name="T1">Step 2: Run the Script</text:span></text:span></text:h>
      <text:p text:style-name="P11">Open your terminal and run:</text:p>
      <text:p text:style-name="P6">bash</text:p>
      <text:p text:style-name="P6">CopyEdit</text:p>
      <text:p text:style-name="P16"><text:span text:style-name="Source_20_Text"><text:span text:style-name="T1">python3 create_jai_db.py</text:span></text:span></text:p>
      <text:p text:style-name="P11"><text:soft-page-break/>You should see:</text:p>
      <text:p text:style-name="P6">pgsql</text:p>
      <text:p text:style-name="P6">CopyEdit</text:p>
      <text:p text:style-name="P16"><text:span text:style-name="Source_20_Text"><text:span text:style-name="T1">✅ Jai marketplace database created successfully.</text:span></text:span></text:p>
      <text:p text:style-name="Text_20_body"><text:span text:style-name="T1">This creates a file named </text:span><text:span text:style-name="Source_20_Text"><text:span text:style-name="T1">jai_marketplace.db</text:span></text:span><text:span text:style-name="T1"> in your current directory with all tables.</text:span></text:p>
      <text:p text:style-name="P5"/>
      <text:h text:style-name="P3" text:outline-level="3">🔹 Step 3: Verify It (Optional)</text:h>
      <text:p text:style-name="P11">To verify the tables, run this in Python:</text:p>
      <text:p text:style-name="P6">python</text:p>
      <text:p text:style-name="P6">CopyEdit</text:p>
      <text:p text:style-name="P15"><text:span text:style-name="Source_20_Text"><text:span text:style-name="T1">import sqlite3</text:span></text:span></text:p>
      <text:p text:style-name="P7"/>
      <text:p text:style-name="P17"><text:span text:style-name="Source_20_Text"><text:span text:style-name="T1">conn = sqlite3.connect('jai_marketplace.db')</text:span></text:span></text:p>
      <text:p text:style-name="P17"><text:span text:style-name="Source_20_Text"><text:span text:style-name="T1">cursor = conn.cursor()</text:span></text:span></text:p>
      <text:p text:style-name="P7"/>
      <text:p text:style-name="P17"><text:span text:style-name="Source_20_Text"><text:span text:style-name="T1">cursor.execute("SELECT name FROM sqlite_master WHERE type='table';")</text:span></text:span></text:p>
      <text:p text:style-name="P18"><text:span text:style-name="Source_20_Text"><text:span text:style-name="T1">print(cursor.fetchall())</text:span></text:span></text:p>
      <text:p text:style-name="P11">You should see all table names:</text:p>
      <text:p text:style-name="P6">css</text:p>
      <text:p text:style-name="P6">CopyEdit</text:p>
      <text:p text:style-name="P16"><text:span text:style-name="Source_20_Text"><text:span text:style-name="T1">[('users',), ('categories',), ('products',), ('orders',), ('order_items',), ('reviews',)]</text:span></text:span></text:p>
      <text:p text:style-name="P5"/>
      <text:h text:style-name="P3" text:outline-level="3">✅ Next Options:</text:h>
      <text:p text:style-name="P11">Would you like to:</text:p>
      <text:list text:style-name="L35">
        <text:list-item>
          <text:p text:style-name="P47">➕ Insert sample data?</text:p>
        </text:list-item>
        <text:list-item>
          <text:p text:style-name="P47">🛒 Build seller dashboard for managing products?</text:p>
        </text:list-item>
        <text:list-item>
          <text:p text:style-name="P47">📊 Add buyer functionality (cart, orders)?</text:p>
        </text:list-item>
        <text:list-item>
          <text:p text:style-name="P47">🔐 Build login system?</text:p>
        </text:list-item>
      </text:list>
      <text:p text:style-name="P14"><text:soft-page-break/></text:p>
      <text:p text:style-name="P14"/>
      <text:h text:style-name="P12" text:outline-level="2">✅ Step-by-Step: Insert Sample Data into Jai Marketplace</text:h>
      <text:p text:style-name="Text_20_body"><text:span text:style-name="T1">You can either add this to your existing script </text:span><text:span text:style-name="Strong_20_Emphasis"><text:span text:style-name="T1">or</text:span></text:span><text:span text:style-name="T1"> create a new file named </text:span><text:span text:style-name="Source_20_Text"><text:span text:style-name="T1">insert_sample_data.py</text:span></text:span><text:span text:style-name="T1">.</text:span></text:p>
      <text:p text:style-name="P5"/>
      <text:h text:style-name="P3" text:outline-level="3">📝 Sample Data to Insert:</text:h>
      <text:list text:style-name="L36">
        <text:list-item>
          <text:p text:style-name="P58"><text:span text:style-name="Strong_20_Emphasis"><text:span text:style-name="T1">2 Users</text:span></text:span><text:span text:style-name="T1"> (1 seller, 1 buyer)</text:span></text:p>
        </text:list-item>
        <text:list-item>
          <text:p text:style-name="P58"><text:span text:style-name="Strong_20_Emphasis"><text:span text:style-name="T1">4 Categories</text:span></text:span></text:p>
        </text:list-item>
        <text:list-item>
          <text:p text:style-name="P58"><text:span text:style-name="Strong_20_Emphasis"><text:span text:style-name="T1">2 Products</text:span></text:span></text:p>
        </text:list-item>
        <text:list-item>
          <text:p text:style-name="P58"><text:span text:style-name="Strong_20_Emphasis"><text:span text:style-name="T1">1 Order</text:span></text:span></text:p>
        </text:list-item>
        <text:list-item>
          <text:p text:style-name="P58"><text:span text:style-name="Strong_20_Emphasis"><text:span text:style-name="T1">2 Order Items</text:span></text:span></text:p>
        </text:list-item>
        <text:list-item>
          <text:p text:style-name="P58"><text:span text:style-name="Strong_20_Emphasis"><text:span text:style-name="T1">1 Review</text:span></text:span></text:p>
        </text:list-item>
      </text:list>
      <text:p text:style-name="P5"/>
      <text:h text:style-name="Heading_20_3" text:outline-level="3"><text:span text:style-name="T1">📄 </text:span><text:span text:style-name="Source_20_Text"><text:span text:style-name="T1">insert_sample_data.py</text:span></text:span></text:h>
      <text:p text:style-name="P6">python</text:p>
      <text:p text:style-name="P6">CopyEdit</text:p>
      <text:p text:style-name="P15"><text:span text:style-name="Source_20_Text"><text:span text:style-name="T1">import sqlite3</text:span></text:span></text:p>
      <text:p text:style-name="P7"/>
      <text:p text:style-name="P17"><text:span text:style-name="Source_20_Text"><text:span text:style-name="T1"># Connect to existing database</text:span></text:span></text:p>
      <text:p text:style-name="P17"><text:span text:style-name="Source_20_Text"><text:span text:style-name="T1">conn = sqlite3.connect('jai_marketplace.db')</text:span></text:span></text:p>
      <text:p text:style-name="P17"><text:span text:style-name="Source_20_Text"><text:span text:style-name="T1">cursor = conn.cursor()</text:span></text:span></text:p>
      <text:p text:style-name="P7"/>
      <text:p text:style-name="P17"><text:span text:style-name="Source_20_Text"><text:span text:style-name="T1"># 1. Insert users (seller and buyer)</text:span></text:span></text:p>
      <text:p text:style-name="P17"><text:span text:style-name="Source_20_Text"><text:span text:style-name="T1">cursor.execute("INSERT INTO users (name, email, password_hash, role) VALUES (?, ?, ?, ?)",</text:span></text:span></text:p>
      <text:p text:style-name="P17"><text:span text:style-name="Source_20_Text"><text:span text:style-name="T1"><text:s text:c="15"/>('Alice Seller', 'alice@example.com', 'hashed_pw_123', 'seller'))</text:span></text:span></text:p>
      <text:p text:style-name="P7"/>
      <text:p text:style-name="P17"><text:span text:style-name="Source_20_Text"><text:span text:style-name="T1">cursor.execute("INSERT INTO users (name, email, password_hash, role) VALUES (?, ?, ?, ?)",</text:span></text:span></text:p>
      <text:p text:style-name="P17"><text:span text:style-name="Source_20_Text"><text:span text:style-name="T1"><text:s text:c="15"/>('Bob Buyer', 'bob@example.com', 'hashed_pw_456', 'buyer'))</text:span></text:span></text:p>
      <text:p text:style-name="P7"/>
      <text:p text:style-name="P17"><text:soft-page-break/><text:span text:style-name="Source_20_Text"><text:span text:style-name="T1"># 2. Insert product categories</text:span></text:span></text:p>
      <text:p text:style-name="P17"><text:span text:style-name="Source_20_Text"><text:span text:style-name="T1">categories = ['Jewelry', 'Clothing', 'Plants', 'Digital Downloads']</text:span></text:span></text:p>
      <text:p text:style-name="P17"><text:span text:style-name="Source_20_Text"><text:span text:style-name="T1">for cat in categories:</text:span></text:span></text:p>
      <text:p text:style-name="P17"><text:span text:style-name="Source_20_Text"><text:span text:style-name="T1"><text:s text:c="4"/>cursor.execute("INSERT INTO categories (name) VALUES (?)", (cat,))</text:span></text:span></text:p>
      <text:p text:style-name="P7"/>
      <text:p text:style-name="P17"><text:span text:style-name="Source_20_Text"><text:span text:style-name="T1"># 3. Insert products by Alice (seller_id = 1)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products (seller_id, name, description, price, stock_quantity, category_id, image_url)</text:span></text:span></text:p>
      <text:p text:style-name="P17"><text:span text:style-name="Source_20_Text"><text:span text:style-name="T1">VALUES (?, ?, ?, ?, ?, ?, ?)</text:span></text:span></text:p>
      <text:p text:style-name="P17"><text:span text:style-name="Source_20_Text"><text:span text:style-name="T1">''', (1, 'Handmade Necklace', 'Beautiful beaded necklace.', 30.0, 5, 1, 'http://image.url/necklace.jpg'))</text:span></text:span></text:p>
      <text:p text:style-name="P7"/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products (seller_id, name, description, price, stock_quantity, category_id, image_url)</text:span></text:span></text:p>
      <text:p text:style-name="P17"><text:span text:style-name="Source_20_Text"><text:span text:style-name="T1">VALUES (?, ?, ?, ?, ?, ?, ?)</text:span></text:span></text:p>
      <text:p text:style-name="P17"><text:span text:style-name="Source_20_Text"><text:span text:style-name="T1">''', (1, 'Macrame Plant Hanger', 'Perfect for indoor plants.', 20.0, 3, 3, 'http://image.url/hanger.jpg'))</text:span></text:span></text:p>
      <text:p text:style-name="P7"/>
      <text:p text:style-name="P17"><text:span text:style-name="Source_20_Text"><text:span text:style-name="T1"># 4. Insert an order by Bob (buyer_id = 2)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orders (buyer_id, total_amount, status)</text:span></text:span></text:p>
      <text:p text:style-name="P17"><text:span text:style-name="Source_20_Text"><text:span text:style-name="T1">VALUES (?, ?, ?)</text:span></text:span></text:p>
      <text:p text:style-name="P17"><text:span text:style-name="Source_20_Text"><text:span text:style-name="T1">''', (2, 50.0, 'pending'))</text:span></text:span></text:p>
      <text:p text:style-name="P7"/>
      <text:p text:style-name="P17"><text:span text:style-name="Source_20_Text"><text:span text:style-name="T1"># 5. Insert order items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order_items (order_id, product_id, quantity, price)</text:span></text:span></text:p>
      <text:p text:style-name="P17"><text:span text:style-name="Source_20_Text"><text:span text:style-name="T1">VALUES (?, ?, ?, ?)</text:span></text:span></text:p>
      <text:p text:style-name="P17"><text:span text:style-name="Source_20_Text"><text:span text:style-name="T1">''', (1, 1, 1, 30.0))</text:span></text:span></text:p>
      <text:p text:style-name="P7"/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order_items (order_id, product_id, quantity, price)</text:span></text:span></text:p>
      <text:p text:style-name="P17"><text:span text:style-name="Source_20_Text"><text:span text:style-name="T1">VALUES (?, ?, ?, ?)</text:span></text:span></text:p>
      <text:p text:style-name="P17"><text:span text:style-name="Source_20_Text"><text:span text:style-name="T1">''', (1, 2, 1, 20.0))</text:span></text:span></text:p>
      <text:p text:style-name="P7"/>
      <text:p text:style-name="P17"><text:soft-page-break/><text:span text:style-name="Source_20_Text"><text:span text:style-name="T1"># 6. Insert a product review by Bob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reviews (product_id, buyer_id, rating, comment)</text:span></text:span></text:p>
      <text:p text:style-name="P17"><text:span text:style-name="Source_20_Text"><text:span text:style-name="T1">VALUES (?, ?, ?, ?)</text:span></text:span></text:p>
      <text:p text:style-name="P17"><text:span text:style-name="Source_20_Text"><text:span text:style-name="T1">''', (1, 2, 5, 'Loved the necklace! Great quality and fast delivery.'))</text:span></text:span></text:p>
      <text:p text:style-name="P7"/>
      <text:p text:style-name="P17"><text:span text:style-name="Source_20_Text"><text:span text:style-name="T1"># Save changes</text:span></text:span></text:p>
      <text:p text:style-name="P17"><text:span text:style-name="Source_20_Text"><text:span text:style-name="T1">conn.commit()</text:span></text:span></text:p>
      <text:p text:style-name="P17"><text:span text:style-name="Source_20_Text"><text:span text:style-name="T1">conn.close()</text:span></text:span></text:p>
      <text:p text:style-name="P7"/>
      <text:p text:style-name="P18"><text:span text:style-name="Source_20_Text"><text:span text:style-name="T1">print("✅ Sample data inserted into Jai Marketplace.")</text:span></text:span></text:p>
      <text:p text:style-name="P5"/>
      <text:h text:style-name="P3" text:outline-level="3">▶️ To Run the Script</text:h>
      <text:p text:style-name="P6">bash</text:p>
      <text:p text:style-name="P6">CopyEdit</text:p>
      <text:p text:style-name="P16"><text:span text:style-name="Source_20_Text"><text:span text:style-name="T1">python3 insert_sample_data.py</text:span></text:span></text:p>
      <text:p text:style-name="P11">You’ll see:</text:p>
      <text:p text:style-name="P6">csharp</text:p>
      <text:p text:style-name="P6">CopyEdit</text:p>
      <text:p text:style-name="P16"><text:span text:style-name="Source_20_Text"><text:span text:style-name="T1">✅ Sample data inserted into Jai Marketplace.</text:span></text:span></text:p>
      <text:p text:style-name="P5"/>
      <text:h text:style-name="P3" text:outline-level="3">✅ Next Steps (Your Choice):</text:h>
      <text:p text:style-name="P11">Would you like to:</text:p>
      <text:list text:style-name="L37">
        <text:list-item>
          <text:p text:style-name="P48">🔍 Query and display data using Python? (like show all products or orders)</text:p>
        </text:list-item>
        <text:list-item>
          <text:p text:style-name="P48">🔐 Add user login and password check?</text:p>
        </text:list-item>
        <text:list-item>
          <text:p text:style-name="P48">🛒 Build cart functionality?</text:p>
        </text:list-item>
        <text:list-item>
          <text:p text:style-name="P48">💻 Start building a web front-end (Flask, Django, or HTML)?</text:p>
        </text:list-item>
      </text:list>
      <text:p text:style-name="P14"/>
      <text:p text:style-name="P14"/>
      <text:h text:style-name="P12" text:outline-level="2"><text:soft-page-break/>🔍 Step D: <text:span text:style-name="Strong_20_Emphasis">Query and Display Data Using Python</text:span></text:h>
      <text:p text:style-name="Text_20_body">We’ll write a simple script to <text:span text:style-name="Strong_20_Emphasis">query and print data</text:span> from your SQLite database, such as:</text:p>
      <text:list text:style-name="L38">
        <text:list-item>
          <text:p text:style-name="P59">✅ All users</text:p>
        </text:list-item>
        <text:list-item>
          <text:p text:style-name="P59">✅ All products</text:p>
        </text:list-item>
        <text:list-item>
          <text:p text:style-name="P59">✅ All orders</text:p>
        </text:list-item>
        <text:list-item>
          <text:p text:style-name="P59">✅ All reviews</text:p>
        </text:list-item>
      </text:list>
      <text:p text:style-name="Horizontal_20_Line"/>
      <text:h text:style-name="Heading_20_3" text:outline-level="3">📄 Create a new file: <text:span text:style-name="Source_20_Text">view_data.py</text:span></text:h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/>
      <text:p text:style-name="P17"><text:span text:style-name="Source_20_Text"># Connect to the database</text:span></text:p>
      <text:p text:style-name="P17"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# 1. View all users</text:span></text:p>
      <text:p text:style-name="P17"><text:span text:style-name="Source_20_Text">print("\n🧑 USERS")</text:span></text:p>
      <text:p text:style-name="P17"><text:span text:style-name="Source_20_Text">cursor.execute("SELECT user_id, name, email, role FROM users"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2. View all categories</text:span></text:p>
      <text:p text:style-name="P17"><text:span text:style-name="Source_20_Text">print("\n📦 CATEGORIES")</text:span></text:p>
      <text:p text:style-name="P17"><text:span text:style-name="Source_20_Text">cursor.execute("SELECT * FROM categories"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3. View all products</text:span></text:p>
      <text:p text:style-name="P17"><text:span text:style-name="Source_20_Text">print("\n🛍️ PRODUCTS")</text:span></text:p>
      <text:p text:style-name="P17"><text:span text:style-name="Source_20_Text">cursor.execute('''</text:span></text:p>
      <text:p text:style-name="P17"><text:span text:style-name="Source_20_Text">SELECT products.product_id, products.name, price, stock_quantity, users.name AS seller, categories.name AS category</text:span></text:p>
      <text:p text:style-name="P17"><text:span text:style-name="Source_20_Text">FROM products</text:span></text:p>
      <text:p text:style-name="P17"><text:span text:style-name="Source_20_Text">JOIN users ON products.seller_id = users.user_id</text:span></text:p>
      <text:p text:style-name="P17"><text:span text:style-name="Source_20_Text">JOIN categories ON products.category_id = categories.category_id</text:span></text:p>
      <text:p text:style-name="P17"><text:span text:style-name="Source_20_Text">'''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4. View all orders</text:span></text:p>
      <text:p text:style-name="P17"><text:span text:style-name="Source_20_Text">print("\n🧾 ORDERS")</text:span></text:p>
      <text:p text:style-name="P17"><text:span text:style-name="Source_20_Text">cursor.execute('''</text:span></text:p>
      <text:p text:style-name="P17"><text:span text:style-name="Source_20_Text">SELECT orders.order_id, users.name AS buyer, total_amount, status</text:span></text:p>
      <text:p text:style-name="P17"><text:span text:style-name="Source_20_Text">FROM orders</text:span></text:p>
      <text:p text:style-name="P17"><text:span text:style-name="Source_20_Text">JOIN users ON orders.buyer_id = users.user_id</text:span></text:p>
      <text:p text:style-name="P17"><text:span text:style-name="Source_20_Text">'''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5. View all reviews</text:span></text:p>
      <text:p text:style-name="P17"><text:span text:style-name="Source_20_Text">print("\n🌟 REVIEWS")</text:span></text:p>
      <text:p text:style-name="P17"><text:span text:style-name="Source_20_Text">cursor.execute('''</text:span></text:p>
      <text:p text:style-name="P17"><text:span text:style-name="Source_20_Text">SELECT reviews.review_id, users.name AS buyer, products.name AS product, rating, comment</text:span></text:p>
      <text:p text:style-name="P17"><text:soft-page-break/><text:span text:style-name="Source_20_Text">FROM reviews</text:span></text:p>
      <text:p text:style-name="P17"><text:span text:style-name="Source_20_Text">JOIN users ON reviews.buyer_id = users.user_id</text:span></text:p>
      <text:p text:style-name="P17"><text:span text:style-name="Source_20_Text">JOIN products ON reviews.product_id = products.product_id</text:span></text:p>
      <text:p text:style-name="P17"><text:span text:style-name="Source_20_Text">'''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8"><text:span text:style-name="Source_20_Text">conn.close()</text:span></text:p>
      <text:p text:style-name="Horizontal_20_Line"/>
      <text:h text:style-name="Heading_20_3" text:outline-level="3">▶️ Run It:</text:h>
      <text:p text:style-name="Preformatted_20_Text">bash</text:p>
      <text:p text:style-name="Preformatted_20_Text">CopyEdit</text:p>
      <text:p text:style-name="P16"><text:span text:style-name="Source_20_Text">python3 view_data.py</text:span></text:p>
      <text:p text:style-name="Text_20_body">You’ll get output like:</text:p>
      <text:p text:style-name="Preformatted_20_Text">objectivec</text:p>
      <text:p text:style-name="Preformatted_20_Text">CopyEdit</text:p>
      <text:p text:style-name="P15"><text:span text:style-name="Source_20_Text">🧑 USERS</text:span></text:p>
      <text:p text:style-name="P17"><text:span text:style-name="Source_20_Text">(1, 'Alice Seller', 'alice@example.com', 'seller')</text:span></text:p>
      <text:p text:style-name="P17"><text:span text:style-name="Source_20_Text">(2, 'Bob Buyer', 'bob@example.com', 'buyer')</text:span></text:p>
      <text:p text:style-name="P17"/>
      <text:p text:style-name="P17"><text:span text:style-name="Source_20_Text"> CATEGORIES</text:span></text:p>
      <text:p text:style-name="P17"><text:span text:style-name="Source_20_Text">(1, 'Jewelry')</text:span></text:p>
      <text:p text:style-name="P17"><text:span text:style-name="Source_20_Text">(2, 'Clothing')</text:span></text:p>
      <text:p text:style-name="P17"><text:span text:style-name="Source_20_Text">...</text:span></text:p>
      <text:p text:style-name="P17"/>
      <text:p text:style-name="P17"><text:span text:style-name="Source_20_Text">️ PRODUCTS</text:span></text:p>
      <text:p text:style-name="P17"><text:span text:style-name="Source_20_Text">(1, 'Handmade Necklace', 30.0, 5, 'Alice Seller', 'Jewelry')</text:span></text:p>
      <text:p text:style-name="P17"><text:span text:style-name="Source_20_Text">...</text:span></text:p>
      <text:p text:style-name="P17"/>
      <text:p text:style-name="P17"><text:span text:style-name="Source_20_Text">茶 ORDERS</text:span></text:p>
      <text:p text:style-name="P17"><text:span text:style-name="Source_20_Text">(1, 'Bob Buyer', 50.0, 'pending')</text:span></text:p>
      <text:p text:style-name="P17"/>
      <text:p text:style-name="P17"><text:span text:style-name="Source_20_Text"> REVIEWS</text:span></text:p>
      <text:p text:style-name="P18"><text:span text:style-name="Source_20_Text">(1, 'Bob Buyer', 'Handmade Necklace', 5, 'Loved the necklace! Great quality and fast delivery.')</text:span></text:p>
      <text:p text:style-name="Horizontal_20_Line"/>
      <text:h text:style-name="Heading_20_3" text:outline-level="3">✅ Next Step Options:</text:h>
      <text:p text:style-name="Text_20_body">Would you like to:</text:p>
      <text:list text:style-name="L39">
        <text:list-item>
          <text:p text:style-name="P60">🔐 Build a <text:span text:style-name="Strong_20_Emphasis">basic login system</text:span> using Python and SQLite?</text:p>
        </text:list-item>
        <text:list-item>
          <text:p text:style-name="P60">🛍️ Create a <text:span text:style-name="Strong_20_Emphasis">text-based seller dashboard</text:span> to add/edit products?</text:p>
        </text:list-item>
        <text:list-item>
          <text:p text:style-name="P60">💻 Start building a <text:span text:style-name="Strong_20_Emphasis">Flask web app</text:span> for your marketplace?</text:p>
        </text:list-item>
        <text:list-item>
          <text:p text:style-name="P60">🧪 Let me help you test user inputs and data validations?</text:p>
        </text:list-item>
      </text:list>
      <text:p text:style-name="P14"/>
      <text:p text:style-name="P14"/>
      <text:h text:style-name="P12" text:outline-level="2">✅ Goal: Build a <text:span text:style-name="Strong_20_Emphasis">Login System</text:span> Using Python + SQLite</text:h>
      <text:p text:style-name="Text_20_body">We’ll create a basic <text:span text:style-name="Strong_20_Emphasis">CLI login system</text:span> that lets users log in with their email and password.</text:p>
      <text:p text:style-name="Horizontal_20_Line"><text:soft-page-break/></text:p>
      <text:h text:style-name="Heading_20_2" text:outline-level="2">🔧 Step 1: Create a File <text:span text:style-name="Source_20_Text">login.py</text:span></text:h>
      <text:p text:style-name="Text_20_body">We'll start by checking if a user exists and their role (buyer, seller, admin).</text:p>
      <text:p text:style-name="Text_20_body">Paste this <text:span text:style-name="Strong_20_Emphasis">first block</text:span> only:</text:p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><text:span text:style-name="Source_20_Text">import getpass</text:span></text:p>
      <text:p text:style-name="P17"/>
      <text:p text:style-name="P17"><text:span text:style-name="Source_20_Text"># Connect to SQLite database</text:span></text:p>
      <text:p text:style-name="P17"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# Prompt user for email and password</text:span></text:p>
      <text:p text:style-name="P17"><text:span text:style-name="Source_20_Text">email = input("Enter your email: ")</text:span></text:p>
      <text:p text:style-name="P18"><text:span text:style-name="Source_20_Text">password = getpass.getpass("Enter your password: ") <text:s/># hide password input</text:span></text:p>
      <text:p text:style-name="Horizontal_20_Line"/>
      <text:h text:style-name="Heading_20_3" text:outline-level="3">✅ Explanation:</text:h>
      <text:list text:style-name="L40">
        <text:list-item>
          <text:p text:style-name="P61"><text:span text:style-name="Source_20_Text">getpass.getpass()</text:span> hides the password when typing (more secure).</text:p>
        </text:list-item>
        <text:list-item>
          <text:p text:style-name="P61">We're preparing to <text:span text:style-name="Strong_20_Emphasis">look up the user</text:span> in the database next.</text:p>
        </text:list-item>
      </text:list>
      <text:p text:style-name="Text_20_body">✅ Let me know when you've pasted and run this block, and I’ll give you the <text:span text:style-name="Strong_20_Emphasis">next block</text:span> to check login credentials.</text:p>
      <text:p text:style-name="P14"/>
      <text:h text:style-name="P12" text:outline-level="2">🔧 Step 2: Check Email and Password Match</text:h>
      <text:p text:style-name="Text_20_body">Paste this code <text:span text:style-name="Strong_20_Emphasis">below your previous block</text:span>:</text:p>
      <text:p text:style-name="Preformatted_20_Text">python</text:p>
      <text:p text:style-name="Preformatted_20_Text">CopyEdit</text:p>
      <text:p text:style-name="P15"><text:span text:style-name="Source_20_Text"># Query the user by email</text:span></text:p>
      <text:p text:style-name="P17"><text:span text:style-name="Source_20_Text">cursor.execute("SELECT user_id, name, role, password_hash FROM users WHERE email = ?", (email,))</text:span></text:p>
      <text:p text:style-name="P17"><text:span text:style-name="Source_20_Text">user = cursor.fetchone()</text:span></text:p>
      <text:p text:style-name="P17"/>
      <text:p text:style-name="P17"><text:span text:style-name="Source_20_Text">if user:</text:span></text:p>
      <text:p text:style-name="P17"><text:span text:style-name="Source_20_Text"><text:s text:c="4"/>user_id, name, role, stored_password = user</text:span></text:p>
      <text:p text:style-name="P17"><text:span text:style-name="Source_20_Text"><text:s text:c="4"/>if password == stored_password:</text:span></text:p>
      <text:p text:style-name="P17"><text:span text:style-name="Source_20_Text"><text:s text:c="8"/>print(f"\n✅ Login successful! Welcome, {name} ({role}).")</text:span></text:p>
      <text:p text:style-name="P17"><text:span text:style-name="Source_20_Text"><text:s text:c="4"/>else:</text:span></text:p>
      <text:p text:style-name="P17"><text:span text:style-name="Source_20_Text"><text:s text:c="8"/>print("\n❌ Incorrect password.")</text:span></text:p>
      <text:p text:style-name="P17"><text:span text:style-name="Source_20_Text">else:</text:span></text:p>
      <text:p text:style-name="P18"><text:span text:style-name="Source_20_Text"><text:s text:c="4"/>print("\n❌ No user found with that email.")</text:span></text:p>
      <text:p text:style-name="Horizontal_20_Line"/>
      <text:h text:style-name="Heading_20_3" text:outline-level="3">✅ Explanation:</text:h>
      <text:list text:style-name="L41">
        <text:list-item>
          <text:p text:style-name="P62">It searches the <text:span text:style-name="Source_20_Text">users</text:span> table by email.</text:p>
        </text:list-item>
        <text:list-item>
          <text:p text:style-name="P62"><text:soft-page-break/>If found, it checks if the typed password matches <text:span text:style-name="Source_20_Text">password_hash</text:span>.</text:p>
        </text:list-item>
        <text:list-item>
          <text:p text:style-name="P62">If matched → shows success with name and role.</text:p>
        </text:list-item>
        <text:list-item>
          <text:p text:style-name="P62">If not → shows error message.</text:p>
        </text:list-item>
      </text:list>
      <text:p text:style-name="Horizontal_20_Line"/>
      <text:h text:style-name="Heading_20_3" text:outline-level="3">🧪 To test it:</text:h>
      <text:p text:style-name="Text_20_body">Make sure you inserted a user like this earlier:</text:p>
      <text:p text:style-name="Preformatted_20_Text">python</text:p>
      <text:p text:style-name="Preformatted_20_Text">CopyEdit</text:p>
      <text:p text:style-name="P15"><text:span text:style-name="Source_20_Text">INSERT INTO users (name, email, password_hash, role) </text:span></text:p>
      <text:p text:style-name="P18"><text:span text:style-name="Source_20_Text">VALUES ('Alice Seller', 'alice@example.com', '12345', 'seller');</text:span></text:p>
      <text:p text:style-name="Text_20_body">Then try logging in with:</text:p>
      <text:list text:style-name="L42">
        <text:list-item>
          <text:p text:style-name="P63">Email: <text:span text:style-name="Source_20_Text">alice@example.com</text:span></text:p>
        </text:list-item>
        <text:list-item>
          <text:p text:style-name="P63">Password: <text:span text:style-name="Source_20_Text">12345</text:span></text:p>
        </text:list-item>
      </text:list>
      <text:p text:style-name="Horizontal_20_Line"/>
      <text:h text:style-name="Heading_20_3" text:outline-level="3">🔐 In the next step, I can show you how to:</text:h>
      <text:list text:style-name="L43">
        <text:list-item>
          <text:p text:style-name="P64">🔒 Hash passwords properly using <text:span text:style-name="Source_20_Text">hashlib</text:span> or <text:span text:style-name="Source_20_Text">bcrypt</text:span></text:p>
        </text:list-item>
        <text:list-item>
          <text:p text:style-name="P64">🔁 Loop login attempts</text:p>
        </text:list-item>
        <text:list-item>
          <text:p text:style-name="P64">➕ Build a simple <text:span text:style-name="Strong_20_Emphasis">registration system</text:span></text:p>
        </text:list-item>
      </text:list>
      <text:p text:style-name="P14"/>
      <text:h text:style-name="P12" text:outline-level="2">✅ Step 3: Add Password Hashing (so we don’t store raw passwords)</text:h>
      <text:p text:style-name="Text_20_body">Right now, we’re storing passwords like <text:span text:style-name="Source_20_Text">"12345"</text:span> in plain text — that's not secure.</text:p>
      <text:p text:style-name="Text_20_body">We’ll now:</text:p>
      <text:list text:style-name="L44">
        <text:list-item>
          <text:p text:style-name="P65"><text:span text:style-name="Strong_20_Emphasis">Hash the password</text:span> when creating users.</text:p>
        </text:list-item>
        <text:list-item>
          <text:p text:style-name="P65"><text:span text:style-name="Strong_20_Emphasis">Verify hash</text:span> during login.</text:p>
        </text:list-item>
      </text:list>
      <text:p text:style-name="Horizontal_20_Line"/>
      <text:h text:style-name="Heading_20_2" text:outline-level="2">🛠 Required Module: <text:span text:style-name="Source_20_Text">hashlib</text:span></text:h>
      <text:h text:style-name="Heading_20_3" text:outline-level="3">📌 What is <text:span text:style-name="Source_20_Text">hashlib</text:span>?</text:h>
      <text:p text:style-name="Text_20_body">It allows us to convert passwords into secure one-way hashes (we'll use SHA-256 here for simplicity).</text:p>
      <text:p text:style-name="Horizontal_20_Line"/>
      <text:h text:style-name="Heading_20_3" text:outline-level="3"><text:soft-page-break/>🔧 Step 3.1: Modify Insert Script to Hash Passwords</text:h>
      <text:p text:style-name="Text_20_body">Update your <text:span text:style-name="Source_20_Text">insert_sample_data.py</text:span> file (or any script where you insert users) with this:</text:p>
      <text:p text:style-name="Preformatted_20_Text">python</text:p>
      <text:p text:style-name="Preformatted_20_Text">CopyEdit</text:p>
      <text:p text:style-name="P15"><text:span text:style-name="Source_20_Text">import hashlib</text:span></text:p>
      <text:p text:style-name="P17"/>
      <text:p text:style-name="P17"><text:span text:style-name="Source_20_Text">def hash_password(password):</text:span></text:p>
      <text:p text:style-name="P17"><text:span text:style-name="Source_20_Text"><text:s text:c="4"/>return hashlib.sha256(password.encode()).hexdigest()</text:span></text:p>
      <text:p text:style-name="P17"/>
      <text:p text:style-name="P17"><text:span text:style-name="Source_20_Text"># Example usage:</text:span></text:p>
      <text:p text:style-name="P17"><text:span text:style-name="Source_20_Text">hashed_pw_1 = hash_password("12345")</text:span></text:p>
      <text:p text:style-name="P17"><text:span text:style-name="Source_20_Text">hashed_pw_2 = hash_password("abcde")</text:span></text:p>
      <text:p text:style-name="P17"/>
      <text:p text:style-name="P17"><text:span text:style-name="Source_20_Text"># Insert users with hashed passwords</text:span></text:p>
      <text:p text:style-name="P17"><text:span text:style-name="Source_20_Text">cursor.execute("INSERT INTO users (name, email, password_hash, role) VALUES (?, ?, ?, ?)",</text:span></text:p>
      <text:p text:style-name="P17"><text:span text:style-name="Source_20_Text"><text:s text:c="15"/>('Alice Seller', 'alice@example.com', hashed_pw_1, 'seller'))</text:span></text:p>
      <text:p text:style-name="P17"/>
      <text:p text:style-name="P17"><text:span text:style-name="Source_20_Text">cursor.execute("INSERT INTO users (name, email, password_hash, role) VALUES (?, ?, ?, ?)",</text:span></text:p>
      <text:p text:style-name="P18"><text:span text:style-name="Source_20_Text"><text:s text:c="15"/>('Bob Buyer', 'bob@example.com', hashed_pw_2, 'buyer'))</text:span></text:p>
      <text:p text:style-name="Horizontal_20_Line"/>
      <text:h text:style-name="Heading_20_3" text:outline-level="3">🔧 Step 3.2: Update Login Script to Check Hash</text:h>
      <text:p text:style-name="Text_20_body">Now go back to your <text:span text:style-name="Source_20_Text">login.py</text:span> file and update the password check section:</text:p>
      <text:p text:style-name="Preformatted_20_Text">python</text:p>
      <text:p text:style-name="Preformatted_20_Text">CopyEdit</text:p>
      <text:p text:style-name="P15"><text:span text:style-name="Source_20_Text">import hashlib</text:span></text:p>
      <text:p text:style-name="P17"/>
      <text:p text:style-name="P17"><text:span text:style-name="Source_20_Text"># Add this function at the top or near imports</text:span></text:p>
      <text:p text:style-name="P17"><text:span text:style-name="Source_20_Text">def hash_password(password):</text:span></text:p>
      <text:p text:style-name="P18"><text:span text:style-name="Source_20_Text"><text:s text:c="4"/>return hashlib.sha256(password.encode()).hexdigest()</text:span></text:p>
      <text:p text:style-name="Text_20_body">Now update this line in your password check:</text:p>
      <text:p text:style-name="Preformatted_20_Text">python</text:p>
      <text:p text:style-name="Preformatted_20_Text">CopyEdit</text:p>
      <text:p text:style-name="P16"><text:span text:style-name="Source_20_Text"><text:s text:c="4"/>if hash_password(password) == stored_password:</text:span></text:p>
      <text:p text:style-name="Horizontal_20_Line"/>
      <text:h text:style-name="Heading_20_3" text:outline-level="3">✅ Final Code Snippet for Login Check:</text:h>
      <text:p text:style-name="Preformatted_20_Text">python</text:p>
      <text:p text:style-name="Preformatted_20_Text">CopyEdit</text:p>
      <text:p text:style-name="P15"><text:span text:style-name="Source_20_Text">if user:</text:span></text:p>
      <text:p text:style-name="P17"><text:span text:style-name="Source_20_Text"><text:s text:c="4"/>user_id, name, role, stored_password = user</text:span></text:p>
      <text:p text:style-name="P17"><text:span text:style-name="Source_20_Text"><text:s text:c="4"/>if hash_password(password) == stored_password:</text:span></text:p>
      <text:p text:style-name="P17"><text:span text:style-name="Source_20_Text"><text:s text:c="8"/>print(f"\n✅ Login successful! Welcome, {name} ({role}).")</text:span></text:p>
      <text:p text:style-name="P17"><text:span text:style-name="Source_20_Text"><text:s text:c="4"/>else:</text:span></text:p>
      <text:p text:style-name="P17"><text:span text:style-name="Source_20_Text"><text:s text:c="8"/>print("\n❌ Incorrect password.")</text:span></text:p>
      <text:p text:style-name="P17"><text:span text:style-name="Source_20_Text">else:</text:span></text:p>
      <text:p text:style-name="P18"><text:span text:style-name="Source_20_Text"><text:s text:c="4"/>print("\n❌ No user found with that email.")</text:span></text:p>
      <text:p text:style-name="Horizontal_20_Line"/>
      <text:p text:style-name="Text_20_body"><text:soft-page-break/>✅ Let me know once you’ve:</text:p>
      <text:list text:style-name="L45">
        <text:list-item>
          <text:p text:style-name="P66">Added password hashing to insert script ✅</text:p>
        </text:list-item>
        <text:list-item>
          <text:p text:style-name="P66">Updated login script to verify using hashes ✅</text:p>
        </text:list-item>
        <text:list-item>
          <text:p text:style-name="P66">Tested logging in with a hashed password ✅</text:p>
        </text:list-item>
      </text:list>
      <text:p text:style-name="P14"/>
      <text:p text:style-name="P14"/>
      <text:p text:style-name="P14"/>
      <text:h text:style-name="P12" text:outline-level="2">✅ Step 4: Build a <text:span text:style-name="Strong_20_Emphasis">User Registration System</text:span></text:h>
      <text:p text:style-name="Text_20_body">We’ll now create a script that:</text:p>
      <text:list text:style-name="L46">
        <text:list-item>
          <text:p text:style-name="P67">Asks for name, email, password, role</text:p>
        </text:list-item>
        <text:list-item>
          <text:p text:style-name="P67">Hashes the password</text:p>
        </text:list-item>
        <text:list-item>
          <text:p text:style-name="P67">Inserts the user into the <text:span text:style-name="Source_20_Text">users</text:span> table</text:p>
        </text:list-item>
        <text:list-item>
          <text:p text:style-name="P67">Tells the user if registration was successful or failed (like duplicate email)</text:p>
        </text:list-item>
      </text:list>
      <text:p text:style-name="Horizontal_20_Line"/>
      <text:h text:style-name="Heading_20_3" text:outline-level="3">📄 Create a new file: <text:span text:style-name="Source_20_Text">register.py</text:span></text:h>
      <text:p text:style-name="Text_20_body">Paste this <text:span text:style-name="Strong_20_Emphasis">first full working version</text:span>:</text:p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><text:span text:style-name="Source_20_Text">import hashlib</text:span></text:p>
      <text:p text:style-name="P17"><text:span text:style-name="Source_20_Text">import getpass</text:span></text:p>
      <text:p text:style-name="P17"/>
      <text:p text:style-name="P17"><text:span text:style-name="Source_20_Text"># Function to hash password</text:span></text:p>
      <text:p text:style-name="P17"><text:span text:style-name="Source_20_Text">def hash_password(password):</text:span></text:p>
      <text:p text:style-name="P17"><text:span text:style-name="Source_20_Text"><text:s text:c="4"/>return hashlib.sha256(password.encode()).hexdigest()</text:span></text:p>
      <text:p text:style-name="P17"/>
      <text:p text:style-name="P17"><text:span text:style-name="Source_20_Text"># Connect to the database</text:span></text:p>
      <text:p text:style-name="P17"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print("🔐 USER REGISTRATION\n")</text:span></text:p>
      <text:p text:style-name="P17"/>
      <text:p text:style-name="P17"><text:span text:style-name="Source_20_Text"># Step 1: Get user input</text:span></text:p>
      <text:p text:style-name="P17"><text:span text:style-name="Source_20_Text">name = input("Enter your full name: ")</text:span></text:p>
      <text:p text:style-name="P17"><text:span text:style-name="Source_20_Text">email = input("Enter your email: ")</text:span></text:p>
      <text:p text:style-name="P17"><text:span text:style-name="Source_20_Text">password = getpass.getpass("Enter a password: ")</text:span></text:p>
      <text:p text:style-name="P17"><text:span text:style-name="Source_20_Text">role = input("Enter role (buyer/seller): ").strip().lower()</text:span></text:p>
      <text:p text:style-name="P17"/>
      <text:p text:style-name="P17"><text:span text:style-name="Source_20_Text"># Step 2: Validate role</text:span></text:p>
      <text:p text:style-name="P17"><text:span text:style-name="Source_20_Text">if role not in ['buyer', 'seller']:</text:span></text:p>
      <text:p text:style-name="P17"><text:span text:style-name="Source_20_Text"><text:s text:c="4"/>print("❌ Invalid role. Please enter 'buyer' or 'seller'.")</text:span></text:p>
      <text:p text:style-name="P17"><text:span text:style-name="Source_20_Text"><text:s text:c="4"/>conn.close()</text:span></text:p>
      <text:p text:style-name="P17"><text:span text:style-name="Source_20_Text"><text:s text:c="4"/>exit()</text:span></text:p>
      <text:p text:style-name="P17"/>
      <text:p text:style-name="P17"><text:span text:style-name="Source_20_Text"># Step 3: Check if email already exists</text:span></text:p>
      <text:p text:style-name="P17"><text:span text:style-name="Source_20_Text">cursor.execute("SELECT * FROM users WHERE email = ?", (email,))</text:span></text:p>
      <text:p text:style-name="P17"><text:span text:style-name="Source_20_Text">if cursor.fetchone():</text:span></text:p>
      <text:p text:style-name="P17"><text:soft-page-break/><text:span text:style-name="Source_20_Text"><text:s text:c="4"/>print("❌ This email is already registered.")</text:span></text:p>
      <text:p text:style-name="P17"><text:span text:style-name="Source_20_Text">else:</text:span></text:p>
      <text:p text:style-name="P17"><text:span text:style-name="Source_20_Text"><text:s text:c="4"/># Step 4: Hash the password and insert user</text:span></text:p>
      <text:p text:style-name="P17"><text:span text:style-name="Source_20_Text"><text:s text:c="4"/>hashed_pw = hash_password(password)</text:span></text:p>
      <text:p text:style-name="P17"><text:span text:style-name="Source_20_Text"><text:s text:c="4"/>cursor.execute("INSERT INTO users (name, email, password_hash, role) VALUES (?, ?, ?, ?)",</text:span></text:p>
      <text:p text:style-name="P17"><text:span text:style-name="Source_20_Text"><text:s text:c="19"/>(name, email, hashed_pw, role))</text:span></text:p>
      <text:p text:style-name="P17"><text:span text:style-name="Source_20_Text"><text:s text:c="4"/>conn.commit()</text:span></text:p>
      <text:p text:style-name="P17"><text:span text:style-name="Source_20_Text"><text:s text:c="4"/>print("✅ Registration successful!")</text:span></text:p>
      <text:p text:style-name="P17"/>
      <text:p text:style-name="P18"><text:span text:style-name="Source_20_Text">conn.close()</text:span></text:p>
      <text:p text:style-name="Horizontal_20_Line"/>
      <text:h text:style-name="Heading_20_3" text:outline-level="3">▶️ To Run It:</text:h>
      <text:p text:style-name="Preformatted_20_Text">bash</text:p>
      <text:p text:style-name="Preformatted_20_Text">CopyEdit</text:p>
      <text:p text:style-name="P16"><text:span text:style-name="Source_20_Text">python3 register.py</text:span></text:p>
      <text:p text:style-name="Horizontal_20_Line"/>
      <text:h text:style-name="Heading_20_3" text:outline-level="3">🧪 Example:</text:h>
      <text:p text:style-name="Preformatted_20_Text">pgsql</text:p>
      <text:p text:style-name="Preformatted_20_Text">CopyEdit</text:p>
      <text:p text:style-name="P15"><text:span text:style-name="Source_20_Text">🔐 USER REGISTRATION</text:span></text:p>
      <text:p text:style-name="P17"/>
      <text:p text:style-name="P17"><text:span text:style-name="Source_20_Text">Enter your full name: Charlie Maker</text:span></text:p>
      <text:p text:style-name="P17"><text:span text:style-name="Source_20_Text">Enter your email: charlie@example.com</text:span></text:p>
      <text:p text:style-name="P17"><text:span text:style-name="Source_20_Text">Enter a password: ••••••••</text:span></text:p>
      <text:p text:style-name="P17"><text:span text:style-name="Source_20_Text">Enter role (buyer/seller): seller</text:span></text:p>
      <text:p text:style-name="P18"><text:span text:style-name="Source_20_Text">✅ Registration successful!</text:span></text:p>
      <text:p text:style-name="Horizontal_20_Line"/>
      <text:h text:style-name="Heading_20_3" text:outline-level="3">✅ You now have:</text:h>
      <text:list text:style-name="L47">
        <text:list-item>
          <text:p text:style-name="P68">Secure <text:span text:style-name="Strong_20_Emphasis">registration system</text:span> ✅</text:p>
        </text:list-item>
        <text:list-item>
          <text:p text:style-name="P68">Secure <text:span text:style-name="Strong_20_Emphasis">login system</text:span> ✅</text:p>
        </text:list-item>
        <text:list-item>
          <text:p text:style-name="P68">Inserted and queried sample data ✅</text:p>
        </text:list-item>
      </text:list>
      <text:p text:style-name="Horizontal_20_Line"/>
      <text:h text:style-name="Heading_20_3" text:outline-level="3">🔜 Ready to move to:</text:h>
      <text:list text:style-name="L48">
        <text:list-item>
          <text:p text:style-name="P69">🛍️ Build a <text:span text:style-name="Strong_20_Emphasis">seller dashboard</text:span> to add/edit products?</text:p>
        </text:list-item>
        <text:list-item>
          <text:p text:style-name="P69">🧾 Build a <text:span text:style-name="Strong_20_Emphasis">buyer dashboard</text:span> to view products and place orders?</text:p>
        </text:list-item>
        <text:list-item>
          <text:p text:style-name="P69">💻 Begin a <text:span text:style-name="Strong_20_Emphasis">Flask web app</text:span> version of Jai?</text:p>
        </text:list-item>
      </text:list>
      <text:p text:style-name="P14"/>
      <text:p text:style-name="P14"/>
      <text:p text:style-name="P14"/>
      <text:h text:style-name="P12" text:outline-level="2"><text:soft-page-break/>✅ Step 5: <text:span text:style-name="Strong_20_Emphasis">Seller Dashboard – Add Products via CLI (Command Line)</text:span></text:h>
      <text:p text:style-name="Text_20_body">This simple text-based dashboard will allow a <text:span text:style-name="Strong_20_Emphasis">logged-in seller</text:span> to:</text:p>
      <text:list text:style-name="L49">
        <text:list-item>
          <text:p text:style-name="P70">View their products</text:p>
        </text:list-item>
        <text:list-item>
          <text:p text:style-name="P70">Add new products</text:p>
        </text:list-item>
        <text:list-item>
          <text:p text:style-name="P70">(Later, update/delete products if needed)</text:p>
        </text:list-item>
      </text:list>
      <text:p text:style-name="Horizontal_20_Line"/>
      <text:h text:style-name="Heading_20_3" text:outline-level="3">📄 Create a new file: <text:span text:style-name="Source_20_Text">seller_dashboard.py</text:span></text:h>
      <text:p text:style-name="Text_20_body">We’ll assume:</text:p>
      <text:list text:style-name="L50">
        <text:list-item>
          <text:p text:style-name="P71">Seller is already logged in (we’ll hardcode the <text:span text:style-name="Source_20_Text">seller_id</text:span> for now)</text:p>
        </text:list-item>
        <text:list-item>
          <text:p text:style-name="P71">You want to <text:span text:style-name="Strong_20_Emphasis">add</text:span> and <text:span text:style-name="Strong_20_Emphasis">view</text:span> your own products</text:p>
        </text:list-item>
      </text:list>
      <text:p text:style-name="Horizontal_20_Line"/>
      <text:h text:style-name="Heading_20_3" text:outline-level="3">🔧 Step 1: Seller ID Input + Menu</text:h>
      <text:p text:style-name="Text_20_body">Paste this first block:</text:p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/>
      <text:p text:style-name="P17"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print("\n🛍️ Welcome to the Seller Dashboard")</text:span></text:p>
      <text:p text:style-name="P17"/>
      <text:p text:style-name="P17"><text:span text:style-name="Source_20_Text"># Assume seller is already logged in</text:span></text:p>
      <text:p text:style-name="P17"><text:span text:style-name="Source_20_Text">seller_id = int(input("Enter your seller ID: "))</text:span></text:p>
      <text:p text:style-name="P17"/>
      <text:p text:style-name="P17"><text:span text:style-name="Source_20_Text"># Show basic menu</text:span></text:p>
      <text:p text:style-name="P17"><text:span text:style-name="Source_20_Text">print("""</text:span></text:p>
      <text:p text:style-name="P17"><text:span text:style-name="Source_20_Text">1. View My Products</text:span></text:p>
      <text:p text:style-name="P17"><text:span text:style-name="Source_20_Text">2. Add a New Product</text:span></text:p>
      <text:p text:style-name="P17"><text:span text:style-name="Source_20_Text">""")</text:span></text:p>
      <text:p text:style-name="P17"/>
      <text:p text:style-name="P18"><text:span text:style-name="Source_20_Text">choice = input("Choose an option (1 or 2): ")</text:span></text:p>
      <text:p text:style-name="Horizontal_20_Line"/>
      <text:p text:style-name="Text_20_body">✅ Let me know once this part is saved and run successfully. Then I’ll give you:</text:p>
      <text:list text:style-name="L51">
        <text:list-item>
          <text:p text:style-name="P72">Code for <text:span text:style-name="Strong_20_Emphasis">option 1: View My Products</text:span></text:p>
        </text:list-item>
        <text:list-item>
          <text:p text:style-name="P72">Then <text:span text:style-name="Strong_20_Emphasis">option 2: Add Product</text:span></text:p>
        </text:list-item>
      </text:list>
      <text:p text:style-name="P14"/>
      <text:p text:style-name="P14"/>
      <text:p text:style-name="P14"/>
      <text:h text:style-name="P12" text:outline-level="2">✅ Step 5.1: View My Products (Option 1)</text:h>
      <text:p text:style-name="Text_20_body">Now let’s add the code for <text:span text:style-name="Strong_20_Emphasis">Option 1: View all products listed by the seller</text:span>.</text:p>
      <text:p text:style-name="Text_20_body"><text:soft-page-break/>👉 Add this <text:span text:style-name="Strong_20_Emphasis">below your </text:span><text:span text:style-name="Strong_20_Emphasis"><text:span text:style-name="Source_20_Text">choice = input(...)</text:span></text:span> line:</text:p>
      <text:p text:style-name="Preformatted_20_Text">python</text:p>
      <text:p text:style-name="Preformatted_20_Text">CopyEdit</text:p>
      <text:p text:style-name="P15"><text:span text:style-name="Source_20_Text">if choice == "1":</text:span></text:p>
      <text:p text:style-name="P17"><text:span text:style-name="Source_20_Text"><text:s text:c="4"/>print("\n📦 Your Products:\n")</text:span></text:p>
      <text:p text:style-name="P17"><text:span text:style-name="Source_20_Text"><text:s text:c="4"/>cursor.execute('''</text:span></text:p>
      <text:p text:style-name="P17"><text:span text:style-name="Source_20_Text"><text:s text:c="8"/>SELECT p.product_id, p.name, p.price, p.stock_quantity, c.name AS category</text:span></text:p>
      <text:p text:style-name="P17"><text:span text:style-name="Source_20_Text"><text:s text:c="8"/>FROM products p</text:span></text:p>
      <text:p text:style-name="P17"><text:span text:style-name="Source_20_Text"><text:s text:c="8"/>JOIN categories c ON p.category_id = c.category_id</text:span></text:p>
      <text:p text:style-name="P17"><text:span text:style-name="Source_20_Text"><text:s text:c="8"/>WHERE p.seller_id = ?</text:span></text:p>
      <text:p text:style-name="P17"><text:span text:style-name="Source_20_Text"><text:s text:c="4"/>''', (seller_id,))</text:span></text:p>
      <text:p text:style-name="P17"><text:span text:style-name="Source_20_Text"><text:s text:c="4"/>products = cursor.fetchall()</text:span></text:p>
      <text:p text:style-name="P17"/>
      <text:p text:style-name="P17"><text:span text:style-name="Source_20_Text"><text:s text:c="4"/>if products:</text:span></text:p>
      <text:p text:style-name="P17"><text:span text:style-name="Source_20_Text"><text:s text:c="8"/>for prod in products:</text:span></text:p>
      <text:p text:style-name="P17"><text:span text:style-name="Source_20_Text"><text:s text:c="12"/>print(f"ID: {prod[0]} | Name: {prod[1]} | Price: ${prod[2]} | Stock: {prod[3]} | Category: {prod[4]}")</text:span></text:p>
      <text:p text:style-name="P17"><text:span text:style-name="Source_20_Text"><text:s text:c="4"/>else:</text:span></text:p>
      <text:p text:style-name="P18"><text:span text:style-name="Source_20_Text"><text:s text:c="8"/>print("You haven't listed any products yet.")</text:span></text:p>
      <text:p text:style-name="Horizontal_20_Line"/>
      <text:h text:style-name="Heading_20_3" text:outline-level="3">✅ Test It</text:h>
      <text:p text:style-name="Text_20_body">If you previously inserted products for <text:span text:style-name="Source_20_Text">seller_id = 1</text:span>, you'll see output like:</text:p>
      <text:p text:style-name="Preformatted_20_Text">yaml</text:p>
      <text:p text:style-name="Preformatted_20_Text">CopyEdit</text:p>
      <text:p text:style-name="P15"><text:span text:style-name="Source_20_Text">📦 Your Products:</text:span></text:p>
      <text:p text:style-name="P17"/>
      <text:p text:style-name="P18"><text:span text:style-name="Source_20_Text">ID: 1 | Name: Handmade Necklace | Price: $30.0 | Stock: 5 | Category: Jewelry</text:span></text:p>
      <text:p text:style-name="Text_20_body">If no products exist, you’ll see:</text:p>
      <text:p text:style-name="Preformatted_20_Text">vbnet</text:p>
      <text:p text:style-name="Preformatted_20_Text">CopyEdit</text:p>
      <text:p text:style-name="P16"><text:span text:style-name="Source_20_Text">You haven't listed any products yet.</text:span></text:p>
      <text:p text:style-name="Horizontal_20_Line"/>
      <text:p text:style-name="Text_20_body">✅ Let me know once you test this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20:15:56.891072349</meta:creation-date>
    <dc:date>2025-07-16T15:43:39.900793733</dc:date>
    <meta:editing-duration>PT7H46M13S</meta:editing-duration>
    <meta:editing-cycles>17</meta:editing-cycles>
    <meta:generator>LibreOffice/24.2.7.2$Linux_X86_64 LibreOffice_project/420$Build-2</meta:generator>
    <meta:document-statistic meta:table-count="10" meta:image-count="0" meta:object-count="0" meta:page-count="34" meta:paragraph-count="997" meta:word-count="4743" meta:character-count="31745" meta:non-whitespace-character-count="27201"/>
  </office:meta>
</office:document-meta>
</file>